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9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4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1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1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7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9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33cm" fo:min-width="1.691cm" loext:decorative="false"/>
      <style:paragraph-properties style:writing-mode="lr-tb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5.231cm" fo:min-width="3.911cm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38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38cm" fo:min-width="0cm" loext:decorative="false"/>
      <style:paragraph-properties style:writing-mode="lr-tb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 loext:decorative="false"/>
      <style:paragraph-properties style:writing-mode="lr-tb"/>
    </style:style>
    <style:style style:name="gr19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3.344cm" fo:min-width="3.296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433cm" fo:min-width="0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cm" loext:decorative="false"/>
      <style:paragraph-properties style:writing-mode="lr-tb"/>
    </style:style>
    <style:style style:name="gr23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2.356cm" fo:min-width="3.713cm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33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8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1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68cm" loext:decorative="false"/>
      <style:paragraph-properties style:writing-mode="lr-tb"/>
    </style:style>
    <style:style style:name="gr29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3.42cm" fo:min-width="3.087cm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2.99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2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0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6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0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3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96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89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14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6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37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483cm" loext:decorative="false"/>
      <style:paragraph-properties style:writing-mode="lr-tb"/>
    </style:style>
    <style:style style:name="gr43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053cm" fo:min-width="4.546cm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1.907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5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3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14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72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04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54cm" loext:decorative="false"/>
      <style:paragraph-properties style:writing-mode="lr-tb"/>
    </style:style>
    <style:style style:name="gr53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6.383cm" fo:min-width="3.446cm" fo:padding-top="0.142cm" fo:padding-bottom="0.142cm" fo:padding-left="0.267cm" fo:padding-right="0.267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1.53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32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86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49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26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57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8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64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76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22cm" loext:decorative="false"/>
      <style:paragraph-properties style:writing-mode="lr-tb"/>
    </style:style>
    <style:style style:name="gr64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018cm" fo:min-width="4.546cm" fo:padding-top="0.142cm" fo:padding-bottom="0.142cm" fo:padding-left="0.267cm" fo:padding-right="0.267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2.23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2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17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92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1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93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69cm" loext:decorative="false"/>
      <style:paragraph-properties style:writing-mode="lr-tb"/>
    </style:style>
    <style:style style:name="gr72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796cm" fo:min-width="4.266cm" fo:padding-top="0.142cm" fo:padding-bottom="0.142cm" fo:padding-left="0.267cm" fo:padding-right="0.267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1.712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9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5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54cm" loext:decorative="false"/>
      <style:paragraph-properties style:writing-mode="lr-tb"/>
    </style:style>
    <style:style style:name="gr77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6.796cm" fo:min-width="5.783cm" fo:padding-top="0.142cm" fo:padding-bottom="0.142cm" fo:padding-left="0.267cm" fo:padding-right="0.267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5.8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56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544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62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4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88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964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7cm" loext:decorative="false"/>
      <style:paragraph-properties style:writing-mode="lr-tb"/>
    </style:style>
    <style:style style:name="gr86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796cm" fo:min-width="4.049cm" fo:padding-top="0.142cm" fo:padding-bottom="0.142cm" fo:padding-left="0.267cm" fo:padding-right="0.267cm" loext:decorative="false"/>
    </style:style>
    <style:style style:name="gr87" style:family="graphic" style:parent-style-name="standard">
      <style:graphic-properties svg:stroke-width="0.028cm" draw:marker-start-width="0.242cm" draw:marker-end-width="0.242cm" draw:fill="none" loext:fill-use-slide-background="false" draw:textarea-horizontal-align="justify" draw:textarea-vertical-align="middle" draw:auto-grow-height="false" fo:min-height="0.845cm" fo:min-width="1.044cm" fo:padding-top="0.139cm" fo:padding-bottom="0.139cm" fo:padding-left="0.264cm" fo:padding-right="0.264cm" loext:decorative="false"/>
    </style:style>
    <style:style style:name="gr8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43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65cm" fo:min-width="0cm" loext:decorative="false"/>
      <style:paragraph-properties style:writing-mode="lr-tb"/>
    </style:style>
    <style:style style:name="gr9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92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93" style:family="graphic" style:parent-style-name="standard">
      <style:graphic-properties svg:stroke-width="0.028cm" draw:marker-start-width="0.242cm" draw:marker-end-width="0.242cm" draw:fill="none" loext:fill-use-slide-background="false" draw:textarea-horizontal-align="justify" draw:textarea-vertical-align="middle" draw:auto-grow-height="false" fo:min-height="0.845cm" fo:min-width="1.717cm" fo:padding-top="0.139cm" fo:padding-bottom="0.139cm" fo:padding-left="0.264cm" fo:padding-right="0.264cm" loext:decorative="false"/>
    </style:style>
    <style:style style:name="gr94" style:family="graphic" style:parent-style-name="standard">
      <style:graphic-properties svg:stroke-width="0.028cm" draw:marker-start-width="0.242cm" draw:marker-end-width="0.242cm" draw:fill="none" loext:fill-use-slide-background="false" draw:textarea-horizontal-align="justify" draw:textarea-vertical-align="middle" draw:auto-grow-height="false" fo:min-height="0.845cm" fo:min-width="1.269cm" fo:padding-top="0.139cm" fo:padding-bottom="0.139cm" fo:padding-left="0.264cm" fo:padding-right="0.264cm" loext:decorative="fals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99cm" loext:decorative="false"/>
      <style:paragraph-properties style:writing-mode="lr-tb"/>
    </style:style>
    <style:style style:name="gr96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352cm" fo:min-width="4.432cm" fo:padding-top="0.142cm" fo:padding-bottom="0.142cm" fo:padding-left="0.267cm" fo:padding-right="0.267cm" loext:decorative="false"/>
    </style:style>
    <style:style style:name="gr9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4.485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48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56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85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48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5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155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5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1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38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5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66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22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2.73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73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281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76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38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264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05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346cm" loext:decorative="false"/>
      <style:paragraph-properties style:writing-mode="lr-tb"/>
    </style:style>
    <style:style style:name="gr119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018cm" fo:min-width="6.051cm" fo:padding-top="0.142cm" fo:padding-bottom="0.142cm" fo:padding-left="0.267cm" fo:padding-right="0.267cm" loext:decorative="false"/>
    </style:style>
    <style:style style:name="gr12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5.21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28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683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24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23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11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36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78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81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718cm" loext:decorative="false"/>
      <style:paragraph-properties style:writing-mode="lr-tb"/>
    </style:style>
    <style:style style:name="gr130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153cm" fo:min-width="5.376cm" fo:padding-top="0.142cm" fo:padding-bottom="0.142cm" fo:padding-left="0.267cm" fo:padding-right="0.267cm" loext:decorative="false"/>
    </style:style>
    <style:style style:name="gr13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3.228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26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912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14cm" loext:decorative="false"/>
      <style:paragraph-properties style:writing-mode="lr-tb"/>
    </style:style>
    <style:style style:name="gr135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283cm" fo:min-width="5.846cm" fo:padding-top="0.142cm" fo:padding-bottom="0.142cm" fo:padding-left="0.267cm" fo:padding-right="0.267cm" loext:decorative="fals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393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37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73cm" loext:decorative="false"/>
      <style:paragraph-properties style:writing-mode="lr-tb"/>
    </style:style>
    <style:style style:name="gr139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796cm" fo:min-width="5.529cm" fo:padding-top="0.142cm" fo:padding-bottom="0.142cm" fo:padding-left="0.267cm" fo:padding-right="0.267cm" loext:decorative="false"/>
    </style:style>
    <style:style style:name="gr14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5.533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259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6cm" loext:decorative="false"/>
      <style:paragraph-properties style:writing-mode="lr-tb"/>
    </style:style>
    <style:style style:name="gr143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636cm" fo:min-width="6.164cm" fo:padding-top="0.142cm" fo:padding-bottom="0.142cm" fo:padding-left="0.267cm" fo:padding-right="0.267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6.168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934cm" loext:decorative="false"/>
      <style:paragraph-properties style:writing-mode="lr-tb"/>
    </style:style>
    <style:style style:name="gr146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819cm" fo:min-width="6.073cm" fo:padding-top="0.142cm" fo:padding-bottom="0.142cm" fo:padding-left="0.267cm" fo:padding-right="0.267cm" loext:decorative="false"/>
    </style:style>
    <style:style style:name="gr14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6.167cm" loext:decorative="false"/>
      <style:paragraph-properties style:writing-mode="lr-tb"/>
    </style:style>
    <style:style style:name="gr148" style:family="graphic" style:parent-style-name="standard">
      <style:graphic-properties svg:stroke-width="0.028cm" draw:marker-start-width="0.242cm" draw:marker-end-width="0.242cm" draw:fill="none" loext:fill-use-slide-background="false" draw:textarea-horizontal-align="justify" draw:textarea-vertical-align="middle" draw:auto-grow-height="false" fo:min-height="1.294cm" fo:min-width="2.39cm" fo:padding-top="0.139cm" fo:padding-bottom="0.139cm" fo:padding-left="0.264cm" fo:padding-right="0.264cm" loext:decorative="false"/>
    </style:style>
    <style:style style:name="gr14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916cm" fo:min-width="0cm" loext:decorative="false"/>
      <style:paragraph-properties style:writing-mode="lr-tb"/>
    </style:style>
    <style:style style:name="gr150" style:family="graphic" style:parent-style-name="standard">
      <style:graphic-properties svg:stroke-width="0.028cm" draw:marker-start-width="0.242cm" draw:marker-end-width="0.242cm" draw:fill="none" loext:fill-use-slide-background="false" draw:textarea-horizontal-align="justify" draw:textarea-vertical-align="middle" draw:auto-grow-height="false" fo:min-height="1.069cm" fo:min-width="1.268cm" fo:padding-top="0.139cm" fo:padding-bottom="0.139cm" fo:padding-left="0.264cm" fo:padding-right="0.264cm" loext:decorative="false"/>
    </style:style>
    <style:style style:name="gr15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fo:min-width="0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1pt" style:text-underline-style="solid" style:text-underline-width="bold" style:text-underline-color="font-color"/>
    </style:style>
    <style:style style:name="P2" style:family="paragraph">
      <loext:graphic-properties draw:fill="none" draw:fill-color="#ffffff"/>
      <style:text-properties fo:font-size="11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1pt" style:text-underline-style="none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42cm" fo:margin-bottom="0.3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1pt" style:font-size-asian="10pt" style:font-size-complex="10pt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 draw:fill-color="#ffffff"/>
      <style:paragraph-properties fo:margin-top="0.42cm" fo:margin-bottom="0.35cm" fo:text-align="start"/>
      <style:text-properties fo:font-size="11pt" style:text-underline-style="solid" style:text-underline-width="bold" style:text-underline-color="font-color" style:font-size-asian="10pt" style:font-size-complex="10pt"/>
    </style:style>
    <style:style style:name="P11" style:family="paragraph">
      <loext:graphic-properties draw:fill="none" draw:fill-color="#ffffff"/>
      <style:paragraph-properties fo:margin-top="0.42cm" fo:margin-bottom="0.35cm"/>
      <style:text-properties fo:font-size="11pt" style:font-size-asian="10pt" style:font-size-complex="10pt"/>
    </style:style>
    <style:style style:name="P12" style:family="paragraph">
      <style:paragraph-properties fo:margin-top="0.42cm" fo:margin-bottom="0.35cm" fo:text-align="center"/>
    </style:style>
    <style:style style:name="P13" style:family="paragraph">
      <loext:graphic-properties draw:fill="none" draw:fill-color="#ffffff"/>
      <style:paragraph-properties fo:margin-top="0.42cm" fo:margin-bottom="0.35cm" fo:text-align="center"/>
      <style:text-properties fo:font-size="11pt" style:text-underline-style="none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11pt" style:text-underline-style="none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paragraph-properties fo:margin-top="0.42cm" fo:margin-bottom="0.35cm" fo:text-align="center"/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paragraph-properties fo:text-align="center"/>
      <style:text-properties fo:font-size="11pt" fo:font-style="normal" style:text-underline-style="none" fo:font-weight="bold" style:font-style-asian="normal" style:font-weight-asian="bold" style:font-style-complex="normal" style:font-weight-complex="bold"/>
    </style:style>
    <style:style style:name="P19" style:family="paragraph">
      <loext:graphic-properties draw:fill="none"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size="11pt" style:text-underline-style="solid" style:text-underline-width="bold" style:text-underline-color="font-color"/>
    </style:style>
    <style:style style:name="T2" style:family="text">
      <style:text-properties fo:font-size="11pt"/>
    </style:style>
    <style:style style:name="T3" style:family="text">
      <style:text-properties fo:font-size="11pt" style:text-underline-style="none" fo:font-weight="bold" style:font-weight-asian="bold" style:font-weight-complex="bold"/>
    </style:style>
    <style:style style:name="T4" style:family="text">
      <style:text-properties fo:font-size="11pt" style:font-size-asian="10pt" style:font-size-complex="10pt"/>
    </style:style>
    <style:style style:name="T5" style:family="text">
      <style:text-properties fo:font-size="11pt" style:text-underline-style="solid" style:text-underline-width="bold" style:text-underline-color="font-color" style:font-size-asian="10pt" style:font-size-complex="10pt"/>
    </style:style>
    <style:style style:name="T6" style:family="text">
      <style:text-properties fo:font-size="11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7" draw:id="id7">
          <draw:frame draw:style-name="gr2" draw:text-style-name="P1" draw:layer="layout" svg:width="2.191cm" svg:height="0.683cm" svg:x="1.952cm" svg:y="0.835cm">
            <draw:text-box>
              <text:p><text:span text:style-name="T1">id_patient</text:span></text:p>
            </draw:text-box>
          </draw:frame>
          <draw:frame draw:style-name="gr3" draw:text-style-name="P2" draw:layer="layout" svg:width="2.646cm" svg:height="0.683cm" svg:x="1.952cm" svg:y="1.419cm">
            <draw:text-box>
              <text:p><text:span text:style-name="T2">nom_patient</text:span></text:p>
            </draw:text-box>
          </draw:frame>
          <draw:frame draw:style-name="gr4" draw:text-style-name="P2" draw:layer="layout" svg:width="3.208cm" svg:height="0.683cm" svg:x="1.952cm" svg:y="2.004cm">
            <draw:text-box>
              <text:p><text:span text:style-name="T2">prenom_patient</text:span></text:p>
            </draw:text-box>
          </draw:frame>
          <draw:frame draw:style-name="gr5" draw:text-style-name="P2" draw:layer="layout" svg:width="2.386cm" svg:height="0.683cm" svg:x="1.952cm" svg:y="2.588cm">
            <draw:text-box>
              <text:p><text:span text:style-name="T2">cin_patient</text:span></text:p>
            </draw:text-box>
          </draw:frame>
          <draw:frame draw:style-name="gr6" draw:text-style-name="P2" draw:layer="layout" svg:width="4.616cm" svg:height="0.683cm" svg:x="1.952cm" svg:y="3.173cm">
            <draw:text-box>
              <text:p><text:span text:style-name="T2">date_naissance_patient</text:span></text:p>
            </draw:text-box>
          </draw:frame>
          <draw:frame draw:style-name="gr7" draw:text-style-name="P2" draw:layer="layout" svg:width="2.711cm" svg:height="0.683cm" svg:x="1.952cm" svg:y="3.757cm">
            <draw:text-box>
              <text:p><text:span text:style-name="T2">sexe_patient</text:span></text:p>
            </draw:text-box>
          </draw:frame>
          <draw:frame draw:style-name="gr8" draw:text-style-name="P2" draw:layer="layout" svg:width="3.274cm" svg:height="0.683cm" svg:x="1.952cm" svg:y="4.342cm">
            <draw:text-box>
              <text:p text:style-name="P3"><text:span text:style-name="T2">adresse_patient</text:span></text:p>
            </draw:text-box>
          </draw:frame>
          <draw:frame draw:style-name="gr9" draw:text-style-name="P2" draw:layer="layout" svg:width="3.599cm" svg:height="0.683cm" svg:x="1.952cm" svg:y="4.926cm">
            <draw:text-box>
              <text:p text:style-name="P3"><text:span text:style-name="T2">telephone_patient</text:span></text:p>
            </draw:text-box>
          </draw:frame>
          <draw:frame draw:style-name="gr10" draw:text-style-name="P5" draw:layer="layout" svg:width="2.191cm" svg:height="0.683cm" svg:x="3.153cm" svg:y="0.236cm">
            <draw:text-box>
              <text:p text:style-name="P4"><text:span text:style-name="T3">patient</text:span></text:p>
            </draw:text-box>
          </draw:frame>
          <draw:connector draw:style-name="gr11" draw:text-style-name="P4" draw:layer="layout" svg:x1="6.397cm" svg:y1="3.004cm" svg:x2="6.397cm" svg:y2="3.004cm" draw:start-shape="id1" draw:end-shape="id1" svg:d="M6397 3004z" svg:viewBox="0 0 1 1">
            <text:p/>
          </draw:connector>
          <draw:g draw:style-name="gr1">
            <draw:custom-shape draw:style-name="gr12" draw:text-style-name="P6" xml:id="id1" draw:id="id1" draw:layer="layout" svg:width="4.445cm" svg:height="5.515cm" svg:x="1.952cm" svg:y="0.247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1.952cm" svg:y1="0.882cm" svg:x2="6.397cm" svg:y2="0.882cm">
              <text:p/>
            </draw:line>
          </draw:g>
        </draw:g>
        <draw:g draw:style-name="gr1">
          <draw:frame draw:style-name="gr14" draw:text-style-name="P8" draw:layer="layout" svg:width="3.81cm" svg:height="0.688cm" svg:x="10.542cm" svg:y="1.756cm">
            <draw:text-box>
              <text:p text:style-name="P7"><text:span text:style-name="T4">volume_ml</text:span></text:p>
            </draw:text-box>
          </draw:frame>
          <draw:frame draw:style-name="gr15" draw:text-style-name="P8" draw:layer="layout" svg:width="4.128cm" svg:height="0.688cm" svg:x="10.542cm" svg:y="2.392cm">
            <draw:text-box>
              <text:p text:style-name="P7"><text:span text:style-name="T4">statut_prelevement</text:span></text:p>
            </draw:text-box>
          </draw:frame>
          <draw:g draw:style-name="gr16">
            <draw:frame draw:style-name="gr17" draw:text-style-name="P10" draw:layer="layout" svg:width="4.024cm" svg:height="0.725cm" svg:x="10.542cm" svg:y="1.079cm">
              <draw:text-box>
                <text:p text:style-name="P9"><text:span text:style-name="T5">id_prelevement</text:span></text:p>
              </draw:text-box>
            </draw:frame>
          </draw:g>
          <draw:frame draw:style-name="gr18" draw:text-style-name="P11" draw:layer="layout" svg:width="3.945cm" svg:height="0.683cm" svg:x="10.542cm" svg:y="3.027cm">
            <draw:text-box>
              <text:p text:style-name="P3"><text:span text:style-name="T4">date_prelevement</text:span></text:p>
            </draw:text-box>
          </draw:frame>
          <draw:g draw:style-name="gr1">
            <draw:custom-shape draw:style-name="gr19" draw:text-style-name="P6" draw:layer="layout" svg:width="3.83cm" svg:height="3.628cm" svg:x="10.542cm" svg:y="0.399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10.542cm" svg:y1="1.044cm" svg:x2="14.372cm" svg:y2="1.044cm">
              <text:p/>
            </draw:line>
          </draw:g>
          <draw:g draw:style-name="gr16">
            <draw:frame draw:style-name="gr20" draw:text-style-name="P13" draw:layer="layout" svg:width="3.81cm" svg:height="0.683cm" svg:x="10.542cm" svg:y="0.365cm">
              <draw:text-box>
                <text:p text:style-name="P12"><text:span text:style-name="T6">prelevement</text:span></text:p>
              </draw:text-box>
            </draw:frame>
          </draw:g>
        </draw:g>
        <draw:g draw:style-name="gr1">
          <draw:frame draw:style-name="gr18" draw:text-style-name="P10" draw:layer="layout" svg:width="3.31cm" svg:height="0.683cm" svg:x="1.635cm" svg:y="7.985cm">
            <draw:text-box>
              <text:p text:style-name="P9"><text:span text:style-name="T5">id_ordonnance</text:span></text:p>
            </draw:text-box>
          </draw:frame>
          <draw:frame draw:style-name="gr21" draw:text-style-name="P8" draw:layer="layout" svg:width="4.445cm" svg:height="1.115cm" svg:x="1.635cm" svg:y="8.611cm">
            <draw:text-box>
              <text:p text:style-name="P7"><text:span text:style-name="T4">contenu_ordonnance</text:span></text:p>
            </draw:text-box>
          </draw:frame>
          <draw:frame draw:style-name="gr22" draw:text-style-name="P11" draw:layer="layout" svg:width="5.215cm" svg:height="0.688cm" svg:x="1.635cm" svg:y="9.254cm">
            <draw:text-box>
              <text:p text:style-name="P7"><text:span text:style-name="T4">date_ordonnance</text:span></text:p>
            </draw:text-box>
          </draw:frame>
          <draw:g draw:style-name="gr1">
            <draw:custom-shape draw:style-name="gr23" draw:text-style-name="P6" draw:layer="layout" svg:width="4.247cm" svg:height="2.64cm" svg:x="1.65cm" svg:y="7.332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1.65cm" svg:y1="8.002cm" svg:x2="5.897cm" svg:y2="8.002cm">
              <text:p/>
            </draw:line>
          </draw:g>
          <draw:frame draw:style-name="gr24" draw:text-style-name="P13" draw:layer="layout" svg:width="3.31cm" svg:height="0.683cm" svg:x="2.135cm" svg:y="7.386cm">
            <draw:text-box>
              <text:p text:style-name="P12"><text:span text:style-name="T6">ordonnance</text:span></text:p>
            </draw:text-box>
          </draw:frame>
        </draw:g>
        <draw:g draw:style-name="gr1">
          <draw:frame draw:style-name="gr25" draw:text-style-name="P1" draw:layer="layout" svg:width="2.084cm" svg:height="0.683cm" svg:x="1.487cm" svg:y="11.459cm">
            <draw:text-box>
              <text:p><text:span text:style-name="T1">id_rdv </text:span></text:p>
            </draw:text-box>
          </draw:frame>
          <draw:frame draw:style-name="gr26" draw:text-style-name="P2" draw:layer="layout" svg:width="2.517cm" svg:height="0.683cm" svg:x="1.487cm" svg:y="12.043cm">
            <draw:text-box>
              <text:p><text:span text:style-name="T2">date_rdv</text:span></text:p>
            </draw:text-box>
          </draw:frame>
          <draw:frame draw:style-name="gr27" draw:text-style-name="P2" draw:layer="layout" svg:width="2.624cm" svg:height="0.683cm" svg:x="1.487cm" svg:y="12.628cm">
            <draw:text-box>
              <text:p><text:span text:style-name="T2">motif_rdv</text:span></text:p>
            </draw:text-box>
          </draw:frame>
          <draw:frame draw:style-name="gr28" draw:text-style-name="P2" draw:layer="layout" svg:width="2.868cm" svg:height="0.683cm" svg:x="1.487cm" svg:y="13.212cm">
            <draw:text-box>
              <text:p><text:span text:style-name="T2">statut_rdv</text:span></text:p>
            </draw:text-box>
          </draw:frame>
          <draw:g draw:style-name="gr1">
            <draw:custom-shape draw:style-name="gr29" draw:text-style-name="P6" draw:layer="layout" svg:width="3.621cm" svg:height="3.704cm" svg:x="1.506cm" svg:y="10.7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6" draw:layer="layout" svg:x1="1.506cm" svg:y1="11.412cm" svg:x2="5.127cm" svg:y2="11.412cm">
              <text:p/>
            </draw:line>
          </draw:g>
          <draw:frame draw:style-name="gr30" draw:text-style-name="P14" draw:layer="layout" svg:width="3.492cm" svg:height="0.683cm" svg:x="1.635cm" svg:y="10.76cm">
            <draw:text-box>
              <text:p text:style-name="P4"><text:span text:style-name="T3">rdv </text:span></text:p>
            </draw:text-box>
          </draw:frame>
          <draw:frame draw:style-name="gr31" draw:text-style-name="P2" draw:layer="layout" svg:width="3.62cm" svg:height="0.683cm" svg:x="1.487cm" svg:y="13.713cm">
            <draw:text-box>
              <text:p><text:span text:style-name="T2">date_creation_rdv</text:span></text:p>
            </draw:text-box>
          </draw:frame>
        </draw:g>
        <draw:g draw:style-name="gr1" xml:id="id3" draw:id="id3">
          <draw:frame draw:style-name="gr32" draw:text-style-name="P1" draw:layer="layout" svg:width="2.407cm" svg:height="0.683cm" svg:x="12.174cm" svg:y="5.945cm">
            <draw:text-box>
              <text:p><text:span text:style-name="T1">id_infirmier</text:span></text:p>
            </draw:text-box>
          </draw:frame>
          <draw:frame draw:style-name="gr33" draw:text-style-name="P2" draw:layer="layout" svg:width="2.861cm" svg:height="0.683cm" svg:x="12.174cm" svg:y="6.529cm">
            <draw:text-box>
              <text:p><text:span text:style-name="T2">nom_infirmier</text:span></text:p>
            </draw:text-box>
          </draw:frame>
          <draw:frame draw:style-name="gr34" draw:text-style-name="P2" draw:layer="layout" svg:width="3.424cm" svg:height="0.683cm" svg:x="12.174cm" svg:y="7.114cm">
            <draw:text-box>
              <text:p><text:span text:style-name="T2">prenom_infirmier</text:span></text:p>
            </draw:text-box>
          </draw:frame>
          <draw:frame draw:style-name="gr35" draw:text-style-name="P2" draw:layer="layout" svg:width="2.601cm" svg:height="0.683cm" svg:x="12.174cm" svg:y="7.698cm">
            <draw:text-box>
              <text:p><text:span text:style-name="T2">cin_infrimier</text:span></text:p>
            </draw:text-box>
          </draw:frame>
          <draw:frame draw:style-name="gr36" draw:text-style-name="P2" draw:layer="layout" svg:width="4.832cm" svg:height="0.683cm" svg:x="12.174cm" svg:y="8.283cm">
            <draw:text-box>
              <text:p><text:span text:style-name="T2">date_naissance_infirimer</text:span></text:p>
            </draw:text-box>
          </draw:frame>
          <draw:frame draw:style-name="gr37" draw:text-style-name="P2" draw:layer="layout" svg:width="2.796cm" svg:height="0.683cm" svg:x="12.174cm" svg:y="8.867cm">
            <draw:text-box>
              <text:p><text:span text:style-name="T2">sexe_infimier</text:span></text:p>
            </draw:text-box>
          </draw:frame>
          <draw:frame draw:style-name="gr38" draw:text-style-name="P2" draw:layer="layout" svg:width="3.489cm" svg:height="0.683cm" svg:x="12.174cm" svg:y="9.452cm">
            <draw:text-box>
              <text:p><text:span text:style-name="T2">adresse_infirmier</text:span></text:p>
            </draw:text-box>
          </draw:frame>
          <draw:frame draw:style-name="gr39" draw:text-style-name="P2" draw:layer="layout" svg:width="3.814cm" svg:height="0.683cm" svg:x="12.174cm" svg:y="10.036cm">
            <draw:text-box>
              <text:p><text:span text:style-name="T2">telephone_infirmier</text:span></text:p>
            </draw:text-box>
          </draw:frame>
          <draw:frame draw:style-name="gr40" draw:text-style-name="P2" draw:layer="layout" svg:width="3.056cm" svg:height="0.683cm" svg:x="12.174cm" svg:y="10.621cm">
            <draw:text-box>
              <text:p text:style-name="P3"><text:span text:style-name="T2">statut_infirimer</text:span></text:p>
            </draw:text-box>
          </draw:frame>
          <draw:frame draw:style-name="gr41" draw:text-style-name="P2" draw:layer="layout" svg:width="3.337cm" svg:height="0.683cm" svg:x="12.174cm" svg:y="11.205cm">
            <draw:text-box>
              <text:p text:style-name="P3"><text:span text:style-name="T2">salaire_infirimier</text:span></text:p>
            </draw:text-box>
          </draw:frame>
          <draw:frame draw:style-name="gr42" draw:text-style-name="P2" draw:layer="layout" svg:width="4.983cm" svg:height="0.683cm" svg:x="12.174cm" svg:y="11.806cm">
            <draw:text-box>
              <text:p><text:span text:style-name="T2">date_embauche_infirimier</text:span></text:p>
            </draw:text-box>
          </draw:frame>
          <draw:g draw:style-name="gr1">
            <draw:custom-shape draw:style-name="gr43" draw:text-style-name="P6" draw:layer="layout" svg:width="5.08cm" svg:height="7.337cm" svg:x="11.991cm" svg:y="5.41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11.991cm" svg:y1="6.066cm" svg:x2="17.071cm" svg:y2="6.066cm">
              <text:p/>
            </draw:line>
          </draw:g>
          <draw:frame draw:style-name="gr44" draw:text-style-name="P5" draw:layer="layout" svg:width="2.407cm" svg:height="0.683cm" svg:x="13.275cm" svg:y="5.446cm">
            <draw:text-box>
              <text:p text:style-name="P4"><text:span text:style-name="T3">infirmier</text:span></text:p>
            </draw:text-box>
          </draw:frame>
        </draw:g>
        <draw:g draw:style-name="gr1">
          <draw:frame draw:style-name="gr45" draw:text-style-name="P1" draw:layer="layout" svg:width="2.039cm" svg:height="0.683cm" svg:x="17.299cm" svg:y="1.634cm">
            <draw:text-box>
              <text:p><text:span text:style-name="T1">id_stock </text:span></text:p>
            </draw:text-box>
          </draw:frame>
          <draw:frame draw:style-name="gr46" draw:text-style-name="P2" draw:layer="layout" svg:width="2.385cm" svg:height="0.683cm" svg:x="17.299cm" svg:y="2.218cm">
            <draw:text-box>
              <text:p><text:span text:style-name="T2">nom_stock</text:span></text:p>
            </draw:text-box>
          </draw:frame>
          <draw:frame draw:style-name="gr47" draw:text-style-name="P2" draw:layer="layout" svg:width="3.23cm" svg:height="0.683cm" svg:x="17.299cm" svg:y="2.803cm">
            <draw:text-box>
              <text:p><text:span text:style-name="T2">categorie_stock</text:span></text:p>
            </draw:text-box>
          </draw:frame>
          <draw:frame draw:style-name="gr48" draw:text-style-name="P2" draw:layer="layout" svg:width="3.014cm" svg:height="0.683cm" svg:x="17.299cm" svg:y="3.387cm">
            <draw:text-box>
              <text:p><text:span text:style-name="T2">quantite_stock</text:span></text:p>
            </draw:text-box>
          </draw:frame>
          <draw:frame draw:style-name="gr49" draw:text-style-name="P2" draw:layer="layout" svg:width="2.472cm" svg:height="0.683cm" svg:x="17.299cm" svg:y="3.972cm">
            <draw:text-box>
              <text:p><text:span text:style-name="T2">unite_stock</text:span></text:p>
            </draw:text-box>
          </draw:frame>
          <draw:frame draw:style-name="gr50" draw:text-style-name="P2" draw:layer="layout" svg:width="4.204cm" svg:height="0.683cm" svg:x="17.299cm" svg:y="4.556cm">
            <draw:text-box>
              <text:p text:style-name="P3"><text:span text:style-name="T2">fournisseur_stock</text:span></text:p>
            </draw:text-box>
          </draw:frame>
          <draw:frame draw:style-name="gr51" draw:text-style-name="P2" draw:layer="layout" svg:width="4.291cm" svg:height="0.683cm" svg:x="17.299cm" svg:y="5.141cm">
            <draw:text-box>
              <text:p text:style-name="P3"><text:span text:style-name="T2">emplacement_stock</text:span></text:p>
            </draw:text-box>
          </draw:frame>
          <draw:frame draw:style-name="gr52" draw:text-style-name="P2" draw:layer="layout" svg:width="3.554cm" svg:height="0.683cm" svg:x="17.299cm" svg:y="5.725cm">
            <draw:text-box>
              <text:p text:style-name="P3"><text:span text:style-name="T2">statut_stock</text:span></text:p>
            </draw:text-box>
          </draw:frame>
          <draw:frame draw:style-name="gr50" draw:text-style-name="P2" draw:layer="layout" svg:width="4.204cm" svg:height="0.683cm" svg:x="17.299cm" svg:y="6.31cm">
            <draw:text-box>
              <text:p text:style-name="P3"><text:span text:style-name="T2">date_reception_stock</text:span></text:p>
            </draw:text-box>
          </draw:frame>
          <draw:frame draw:style-name="gr51" draw:text-style-name="P2" draw:layer="layout" svg:width="4.291cm" svg:height="0.683cm" svg:x="17.299cm" svg:y="6.894cm">
            <draw:text-box>
              <text:p text:style-name="P3"><text:span text:style-name="T2">date_expiration_stock</text:span></text:p>
            </draw:text-box>
          </draw:frame>
          <draw:g draw:style-name="gr1">
            <draw:custom-shape draw:style-name="gr53" draw:text-style-name="P6" draw:layer="layout" svg:width="3.98cm" svg:height="6.667cm" svg:x="17.41cm" svg:y="1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17.41cm" svg:y1="1.651cm" svg:x2="21.39cm" svg:y2="1.651cm">
              <text:p/>
            </draw:line>
          </draw:g>
          <draw:frame draw:style-name="gr54" draw:text-style-name="P14" draw:layer="layout" svg:width="2.039cm" svg:height="0.683cm" svg:x="18.475cm" svg:y="1.035cm">
            <draw:text-box>
              <text:p text:style-name="P4"><text:span text:style-name="T3">stock </text:span></text:p>
            </draw:text-box>
          </draw:frame>
        </draw:g>
        <draw:g draw:style-name="gr1">
          <draw:frame draw:style-name="gr55" draw:text-style-name="P1" draw:layer="layout" svg:width="2.732cm" svg:height="0.683cm" svg:x="14.652cm" svg:y="13.875cm">
            <draw:text-box>
              <text:p><text:span text:style-name="T1">id_secretaire</text:span></text:p>
            </draw:text-box>
          </draw:frame>
          <draw:frame draw:style-name="gr56" draw:text-style-name="P2" draw:layer="layout" svg:width="3.186cm" svg:height="0.683cm" svg:x="14.652cm" svg:y="14.459cm">
            <draw:text-box>
              <text:p><text:span text:style-name="T2">nom_secretaire</text:span></text:p>
            </draw:text-box>
          </draw:frame>
          <draw:frame draw:style-name="gr57" draw:text-style-name="P2" draw:layer="layout" svg:width="3.749cm" svg:height="0.683cm" svg:x="14.652cm" svg:y="15.044cm">
            <draw:text-box>
              <text:p><text:span text:style-name="T2">prenom_secretaire</text:span></text:p>
            </draw:text-box>
          </draw:frame>
          <draw:frame draw:style-name="gr58" draw:text-style-name="P2" draw:layer="layout" svg:width="2.926cm" svg:height="0.683cm" svg:x="14.652cm" svg:y="15.628cm">
            <draw:text-box>
              <text:p><text:span text:style-name="T2">cin_secretaire</text:span></text:p>
            </draw:text-box>
          </draw:frame>
          <draw:frame draw:style-name="gr59" draw:text-style-name="P2" draw:layer="layout" svg:width="5.157cm" svg:height="0.683cm" svg:x="14.652cm" svg:y="16.213cm">
            <draw:text-box>
              <text:p><text:span text:style-name="T2">date_naissance_secretaire</text:span></text:p>
            </draw:text-box>
          </draw:frame>
          <draw:frame draw:style-name="gr60" draw:text-style-name="P2" draw:layer="layout" svg:width="3.381cm" svg:height="0.683cm" svg:x="14.652cm" svg:y="16.797cm">
            <draw:text-box>
              <text:p><text:span text:style-name="T2">sexe_secretraire</text:span></text:p>
            </draw:text-box>
          </draw:frame>
          <draw:frame draw:style-name="gr39" draw:text-style-name="P2" draw:layer="layout" svg:width="3.814cm" svg:height="0.683cm" svg:x="14.652cm" svg:y="17.382cm">
            <draw:text-box>
              <text:p><text:span text:style-name="T2">adresse_secretaire</text:span></text:p>
            </draw:text-box>
          </draw:frame>
          <draw:frame draw:style-name="gr61" draw:text-style-name="P2" draw:layer="layout" svg:width="4.14cm" svg:height="0.683cm" svg:x="14.652cm" svg:y="17.966cm">
            <draw:text-box>
              <text:p><text:span text:style-name="T2">telephone_secretaire</text:span></text:p>
            </draw:text-box>
          </draw:frame>
          <draw:frame draw:style-name="gr60" draw:text-style-name="P2" draw:layer="layout" svg:width="3.381cm" svg:height="0.683cm" svg:x="14.652cm" svg:y="18.551cm">
            <draw:text-box>
              <text:p text:style-name="P3"><text:span text:style-name="T2">statut_secretaire</text:span></text:p>
            </draw:text-box>
          </draw:frame>
          <draw:frame draw:style-name="gr62" draw:text-style-name="P2" draw:layer="layout" svg:width="3.576cm" svg:height="0.683cm" svg:x="14.652cm" svg:y="19.135cm">
            <draw:text-box>
              <text:p text:style-name="P3"><text:span text:style-name="T2">salaire_secretaire</text:span></text:p>
            </draw:text-box>
          </draw:frame>
          <draw:frame draw:style-name="gr63" draw:text-style-name="P2" draw:layer="layout" svg:width="5.222cm" svg:height="0.683cm" svg:x="14.652cm" svg:y="19.736cm">
            <draw:text-box>
              <text:p><text:span text:style-name="T2">date_embauche_secretaire</text:span></text:p>
            </draw:text-box>
          </draw:frame>
          <draw:g draw:style-name="gr1">
            <draw:custom-shape draw:style-name="gr64" draw:text-style-name="P6" draw:layer="layout" svg:width="5.08cm" svg:height="7.302cm" svg:x="14.657cm" svg:y="13.2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14.657cm" svg:y1="13.856cm" svg:x2="19.737cm" svg:y2="13.856cm">
              <text:p/>
            </draw:line>
          </draw:g>
          <draw:frame draw:style-name="gr65" draw:text-style-name="P5" draw:layer="layout" svg:width="2.732cm" svg:height="0.683cm" svg:x="15.852cm" svg:y="13.176cm">
            <draw:text-box>
              <text:p text:style-name="P4"><text:span text:style-name="T3">secretaire</text:span></text:p>
            </draw:text-box>
          </draw:frame>
        </draw:g>
        <draw:g draw:style-name="gr1">
          <draw:frame draw:style-name="gr66" draw:text-style-name="P1" draw:layer="layout" svg:width="2.212cm" svg:height="0.683cm" svg:x="0.95cm" svg:y="15.358cm">
            <draw:text-box>
              <text:p><text:span text:style-name="T1">id_facture</text:span></text:p>
            </draw:text-box>
          </draw:frame>
          <draw:frame draw:style-name="gr67" draw:text-style-name="P2" draw:layer="layout" svg:width="3.317cm" svg:height="0.683cm" svg:x="0.95cm" svg:y="15.942cm">
            <draw:text-box>
              <text:p><text:span text:style-name="T2">montant_facture</text:span></text:p>
            </draw:text-box>
          </draw:frame>
          <draw:frame draw:style-name="gr68" draw:text-style-name="P2" draw:layer="layout" svg:width="4.421cm" svg:height="0.683cm" svg:x="0.95cm" svg:y="16.527cm">
            <draw:text-box>
              <text:p text:style-name="P3"><text:span text:style-name="T2">statut_facture</text:span></text:p>
            </draw:text-box>
          </draw:frame>
          <draw:frame draw:style-name="gr69" draw:text-style-name="P2" draw:layer="layout" svg:width="4.81cm" svg:height="0.683cm" svg:x="0.95cm" svg:y="17.111cm">
            <draw:text-box>
              <text:p text:style-name="P3"><text:span text:style-name="T2">method_paiment_facture</text:span></text:p>
            </draw:text-box>
          </draw:frame>
          <draw:frame draw:style-name="gr70" draw:text-style-name="P2" draw:layer="layout" svg:width="3.793cm" svg:height="0.683cm" svg:x="0.951cm" svg:y="17.712cm">
            <draw:text-box>
              <text:p text:style-name="P3"><text:span text:style-name="T2">description_facture</text:span></text:p>
            </draw:text-box>
          </draw:frame>
          <draw:frame draw:style-name="gr69" draw:text-style-name="P2" draw:layer="layout" svg:width="4.81cm" svg:height="0.683cm" svg:x="0.952cm" svg:y="18.313cm">
            <draw:text-box>
              <text:p text:style-name="P3"><text:span text:style-name="T4">date_emission_facture</text:span></text:p>
            </draw:text-box>
          </draw:frame>
          <draw:frame draw:style-name="gr71" draw:text-style-name="P2" draw:layer="layout" svg:width="4.269cm" svg:height="0.683cm" svg:x="0.953cm" svg:y="18.914cm">
            <draw:text-box>
              <text:p text:style-name="P3"><text:span text:style-name="T2">date_paiment_facture</text:span></text:p>
            </draw:text-box>
          </draw:frame>
          <draw:g draw:style-name="gr1">
            <draw:custom-shape draw:style-name="gr72" draw:text-style-name="P6" draw:layer="layout" svg:width="4.8cm" svg:height="5.08cm" svg:x="0.962cm" svg:y="14.652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0.962cm" svg:y1="15.355cm" svg:x2="5.762cm" svg:y2="15.355cm">
              <text:p/>
            </draw:line>
          </draw:g>
          <draw:frame draw:style-name="gr73" draw:text-style-name="P5" draw:layer="layout" svg:width="2.212cm" svg:height="0.683cm" svg:x="2.15cm" svg:y="14.659cm">
            <draw:text-box>
              <text:p text:style-name="P4"><text:span text:style-name="T3">facture</text:span></text:p>
            </draw:text-box>
          </draw:frame>
        </draw:g>
        <draw:g draw:style-name="gr1">
          <draw:frame draw:style-name="gr74" draw:text-style-name="P1" draw:layer="layout" svg:width="4.097cm" svg:height="0.683cm" svg:x="7.985cm" svg:y="21.007cm">
            <draw:text-box>
              <text:p><text:span text:style-name="T1">id_analyse_generale</text:span></text:p>
            </draw:text-box>
          </draw:frame>
          <draw:frame draw:style-name="gr75" draw:text-style-name="P2" draw:layer="layout" svg:width="4.551cm" svg:height="0.683cm" svg:x="7.985cm" svg:y="21.591cm">
            <draw:text-box>
              <text:p text:style-name="P7"><text:span text:style-name="T4">globules_rouges</text:span></text:p>
            </draw:text-box>
          </draw:frame>
          <draw:frame draw:style-name="gr76" draw:text-style-name="P2" draw:layer="layout" svg:width="4.854cm" svg:height="0.683cm" svg:x="7.985cm" svg:y="22.176cm">
            <draw:text-box>
              <text:p text:style-name="P7"><text:span text:style-name="T4">globules_rouges_unite</text:span></text:p>
            </draw:text-box>
          </draw:frame>
          <draw:g draw:style-name="gr1">
            <draw:custom-shape draw:style-name="gr77" draw:text-style-name="P6" draw:layer="layout" svg:width="6.317cm" svg:height="7.08cm" svg:x="8.018cm" svg:y="20.2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6" draw:layer="layout" svg:x1="8.018cm" svg:y1="20.942cm" svg:x2="14.335cm" svg:y2="20.942cm">
              <text:p/>
            </draw:line>
          </draw:g>
          <draw:frame draw:style-name="gr78" draw:text-style-name="P14" draw:layer="layout" svg:width="6.35cm" svg:height="0.683cm" svg:x="7.985cm" svg:y="20.308cm">
            <draw:text-box>
              <text:p text:style-name="P4"><text:span text:style-name="T3">analyse_generale</text:span></text:p>
            </draw:text-box>
          </draw:frame>
          <draw:frame draw:style-name="gr76" draw:text-style-name="P2" draw:layer="layout" svg:width="4.854cm" svg:height="0.683cm" svg:x="7.985cm" svg:y="22.777cm">
            <draw:text-box>
              <text:p text:style-name="P7"><text:span text:style-name="T4">globules_blancs</text:span></text:p>
            </draw:text-box>
          </draw:frame>
          <draw:frame draw:style-name="gr76" draw:text-style-name="P2" draw:layer="layout" svg:width="4.854cm" svg:height="0.683cm" svg:x="7.985cm" svg:y="23.377cm">
            <draw:text-box>
              <text:p text:style-name="P7"><text:span text:style-name="T4">globules_blancs_unite</text:span></text:p>
            </draw:text-box>
          </draw:frame>
          <draw:frame draw:style-name="gr76" draw:text-style-name="P2" draw:layer="layout" svg:width="4.854cm" svg:height="0.683cm" svg:x="7.985cm" svg:y="23.977cm">
            <draw:text-box>
              <text:p text:style-name="P7"><text:span text:style-name="T4">plaquettes</text:span></text:p>
            </draw:text-box>
          </draw:frame>
          <draw:frame draw:style-name="gr76" draw:text-style-name="P2" draw:layer="layout" svg:width="4.854cm" svg:height="0.683cm" svg:x="7.985cm" svg:y="24.577cm">
            <draw:text-box>
              <text:p text:style-name="P7"><text:span text:style-name="T4">plaquettes_unite</text:span></text:p>
            </draw:text-box>
          </draw:frame>
          <draw:frame draw:style-name="gr79" draw:text-style-name="P2" draw:layer="layout" svg:width="6.067cm" svg:height="0.683cm" svg:x="7.985cm" svg:y="25.177cm">
            <draw:text-box>
              <text:p text:style-name="P3"><text:span text:style-name="T4">interpretation_analyse_generale</text:span></text:p>
            </draw:text-box>
          </draw:frame>
          <draw:frame draw:style-name="gr80" draw:text-style-name="P2" draw:layer="layout" svg:width="6.044cm" svg:height="0.683cm" svg:x="7.985cm" svg:y="25.777cm">
            <draw:text-box>
              <text:p text:style-name="P3"><text:span text:style-name="T2">commentaire_analyse_generale</text:span></text:p>
            </draw:text-box>
          </draw:frame>
          <draw:frame draw:style-name="gr76" draw:text-style-name="P2" draw:layer="layout" svg:width="4.854cm" svg:height="0.683cm" svg:x="7.985cm" svg:y="26.377cm">
            <draw:text-box>
              <text:p text:style-name="P3"><text:span text:style-name="T2">statut_analyse_generale</text:span></text:p>
            </draw:text-box>
          </draw:frame>
        </draw:g>
        <draw:g draw:style-name="gr1">
          <draw:frame draw:style-name="gr32" draw:text-style-name="P1" draw:layer="layout" svg:width="2.407cm" svg:height="0.683cm" svg:x="2.908cm" svg:y="22.59cm">
            <draw:text-box>
              <text:p><text:span text:style-name="T1">id_examen</text:span></text:p>
            </draw:text-box>
          </draw:frame>
          <draw:frame draw:style-name="gr81" draw:text-style-name="P2" draw:layer="layout" svg:width="2.862cm" svg:height="0.683cm" svg:x="2.908cm" svg:y="23.174cm">
            <draw:text-box>
              <text:p><text:span text:style-name="T2">nom_examen</text:span></text:p>
            </draw:text-box>
          </draw:frame>
          <draw:frame draw:style-name="gr82" draw:text-style-name="P2" draw:layer="layout" svg:width="2.949cm" svg:height="0.683cm" svg:x="2.908cm" svg:y="23.759cm">
            <draw:text-box>
              <text:p><text:span text:style-name="T2">code_examen</text:span></text:p>
            </draw:text-box>
          </draw:frame>
          <draw:frame draw:style-name="gr83" draw:text-style-name="P2" draw:layer="layout" svg:width="3.988cm" svg:height="0.683cm" svg:x="2.908cm" svg:y="24.343cm">
            <draw:text-box>
              <text:p><text:span text:style-name="T2">description_examen</text:span></text:p>
            </draw:text-box>
          </draw:frame>
          <draw:frame draw:style-name="gr84" draw:text-style-name="P2" draw:layer="layout" svg:width="4.464cm" svg:height="0.683cm" svg:x="2.909cm" svg:y="24.944cm">
            <draw:text-box>
              <text:p text:style-name="P3"><text:span text:style-name="T2">cout_examen</text:span></text:p>
            </draw:text-box>
          </draw:frame>
          <draw:frame draw:style-name="gr85" draw:text-style-name="P2" draw:layer="layout" svg:width="3.057cm" svg:height="0.683cm" svg:x="2.91cm" svg:y="25.545cm">
            <draw:text-box>
              <text:p><text:span text:style-name="T2">statut_examen</text:span></text:p>
            </draw:text-box>
          </draw:frame>
          <draw:frame draw:style-name="gr84" draw:text-style-name="P2" draw:layer="layout" svg:width="4.464cm" svg:height="0.683cm" svg:x="2.911cm" svg:y="26.146cm">
            <draw:text-box>
              <text:p text:style-name="P3"><text:span text:style-name="T4">date_creation_examen</text:span></text:p>
            </draw:text-box>
          </draw:frame>
          <draw:g draw:style-name="gr1">
            <draw:custom-shape draw:style-name="gr86" draw:text-style-name="P6" draw:layer="layout" svg:width="4.583cm" svg:height="5.08cm" svg:x="2.905cm" svg:y="21.955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2.905cm" svg:y1="22.658cm" svg:x2="7.488cm" svg:y2="22.658cm">
              <text:p/>
            </draw:line>
          </draw:g>
          <draw:frame draw:style-name="gr44" draw:text-style-name="P14" draw:layer="layout" svg:width="2.407cm" svg:height="0.683cm" svg:x="4.063cm" svg:y="21.991cm">
            <draw:text-box>
              <text:p text:style-name="P4"><text:span text:style-name="T3">examen</text:span></text:p>
            </draw:text-box>
          </draw:frame>
        </draw:g>
        <draw:g draw:style-name="gr1">
          <draw:custom-shape draw:style-name="gr87" draw:text-style-name="P6" draw:layer="layout" svg:width="2.222cm" svg:height="1.587cm" svg:x="10.119cm" svg:y="17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10.132cm" svg:y1="17.732cm" svg:x2="12.316cm" svg:y2="17.732cm">
            <text:p/>
          </draw:line>
          <draw:frame draw:style-name="gr24" draw:text-style-name="P15" draw:layer="layout" svg:width="2.223cm" svg:height="0.683cm" svg:x="10.119cm" svg:y="17.097cm">
            <draw:text-box>
              <text:p text:style-name="P12"><text:span text:style-name="T7">analyser</text:span></text:p>
            </draw:text-box>
          </draw:frame>
        </draw:g>
        <draw:g draw:style-name="gr1" xml:id="id2" draw:id="id2">
          <draw:custom-shape draw:style-name="gr87" draw:text-style-name="P6" draw:layer="layout" svg:width="2.222cm" svg:height="1.587cm" svg:x="7.35cm" svg:y="0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7.363cm" svg:y1="0.999cm" svg:x2="9.547cm" svg:y2="0.999cm">
            <text:p/>
          </draw:line>
          <draw:frame draw:style-name="gr24" draw:text-style-name="P15" draw:layer="layout" svg:width="2.223cm" svg:height="0.683cm" svg:x="7.35cm" svg:y="0.364cm">
            <draw:text-box>
              <text:p text:style-name="P12"><text:span text:style-name="T7">effectuer</text:span></text:p>
            </draw:text-box>
          </draw:frame>
        </draw:g>
        <draw:line draw:style-name="gr88" draw:text-style-name="P6" draw:layer="layout" svg:x1="7.413cm" svg:y1="1cm" svg:x2="6.397cm" svg:y2="1cm">
          <text:p/>
        </draw:line>
        <draw:line draw:style-name="gr88" draw:text-style-name="P6" draw:layer="layout" svg:x1="9.472cm" svg:y1="1cm" svg:x2="10.525cm" svg:y2="1cm">
          <text:p/>
        </draw:line>
        <draw:frame draw:style-name="gr89" draw:text-style-name="P16" draw:layer="layout" svg:width="1.043cm" svg:height="0.683cm" svg:x="6.275cm" svg:y="0.443cm">
          <draw:text-box>
            <text:p><text:span text:style-name="T7">0,n</text:span></text:p>
          </draw:text-box>
        </draw:frame>
        <draw:g draw:style-name="gr1">
          <draw:custom-shape draw:style-name="gr87" draw:text-style-name="P6" draw:layer="layout" svg:width="2.222cm" svg:height="1.587cm" svg:x="14.869cm" svg:y="1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14.882cm" svg:y1="2.269cm" svg:x2="17.066cm" svg:y2="2.269cm">
            <text:p/>
          </draw:line>
          <draw:frame draw:style-name="gr90" draw:text-style-name="P17" draw:layer="layout" svg:width="2.323cm" svg:height="1.115cm" svg:x="14.809cm" svg:y="1.689cm">
            <draw:text-box>
              <text:p text:style-name="P12"><text:span text:style-name="T7">appartenir</text:span></text:p>
            </draw:text-box>
          </draw:frame>
        </draw:g>
        <draw:line draw:style-name="gr91" draw:text-style-name="P6" draw:layer="layout" svg:x1="14.36cm" svg:y1="2.27cm" svg:x2="14.919cm" svg:y2="2.27cm">
          <text:p text:style-name="P4"><text:s/></text:p>
        </draw:line>
        <draw:line draw:style-name="gr91" draw:text-style-name="P6" draw:layer="layout" svg:x1="16.875cm" svg:y1="2.27cm" svg:x2="17.434cm" svg:y2="2.27cm">
          <text:p text:style-name="P4"><text:s/></text:p>
        </draw:line>
        <draw:frame draw:style-name="gr89" draw:text-style-name="P16" draw:layer="layout" svg:width="1.043cm" svg:height="0.683cm" svg:x="14.149cm" svg:y="1.635cm">
          <draw:text-box>
            <text:p><text:span text:style-name="T7">1,1</text:span></text:p>
          </draw:text-box>
        </draw:frame>
        <draw:frame draw:style-name="gr89" draw:text-style-name="P16" draw:layer="layout" svg:width="1.043cm" svg:height="0.683cm" svg:x="16.579cm" svg:y="1.446cm">
          <draw:text-box>
            <text:p><text:span text:style-name="T7">0,n</text:span></text:p>
          </draw:text-box>
        </draw:frame>
        <draw:connector draw:style-name="gr92" draw:text-style-name="P4" draw:layer="layout" draw:line-skew="1.431cm" svg:x1="8.461cm" svg:y1="1.952cm" svg:x2="14.574cm" svg:y2="5.41cm" draw:start-shape="id2" draw:start-glue-point="2" draw:end-shape="id3" svg:d="M8461 1952v3158h6113v300" svg:viewBox="0 0 6114 3459">
          <text:p/>
        </draw:connector>
        <draw:frame draw:style-name="gr89" draw:text-style-name="P16" draw:layer="layout" svg:width="1.043cm" svg:height="0.683cm" svg:x="13.609cm" svg:y="4.444cm">
          <draw:text-box>
            <text:p><text:span text:style-name="T7">0,n</text:span></text:p>
          </draw:text-box>
        </draw:frame>
        <draw:line draw:style-name="gr88" draw:text-style-name="P6" draw:layer="layout" svg:x1="10.967cm" svg:y1="20.272cm" svg:x2="10.98cm" svg:y2="18.685cm">
          <text:p/>
        </draw:line>
        <draw:line draw:style-name="gr88" draw:text-style-name="P6" draw:layer="layout" svg:x1="10.82cm" svg:y1="17.192cm" svg:x2="10.842cm" svg:y2="4.027cm">
          <text:p/>
        </draw:line>
        <draw:line draw:style-name="gr88" draw:text-style-name="P6" draw:layer="layout" svg:x1="9.598cm" svg:y1="3.222cm" svg:x2="10.551cm" svg:y2="3.222cm">
          <text:p/>
        </draw:line>
        <draw:frame draw:style-name="gr89" draw:text-style-name="P16" draw:layer="layout" svg:width="1.043cm" svg:height="0.683cm" svg:x="10.769cm" svg:y="4.027cm">
          <draw:text-box>
            <text:p><text:span text:style-name="T7">0,1</text:span></text:p>
          </draw:text-box>
        </draw:frame>
        <draw:g draw:style-name="gr1">
          <draw:custom-shape draw:style-name="gr87" draw:text-style-name="P6" draw:layer="layout" svg:width="2.222cm" svg:height="1.587cm" svg:x="6.714cm" svg:y="5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6.727cm" svg:y1="6.397cm" svg:x2="8.911cm" svg:y2="6.397cm">
            <text:p/>
          </draw:line>
          <draw:frame draw:style-name="gr24" draw:text-style-name="P15" draw:layer="layout" svg:width="2.223cm" svg:height="0.683cm" svg:x="6.714cm" svg:y="5.762cm">
            <draw:text-box>
              <text:p text:style-name="P12"><text:span text:style-name="T7">posséder</text:span></text:p>
            </draw:text-box>
          </draw:frame>
        </draw:g>
        <draw:line draw:style-name="gr88" draw:text-style-name="P6" draw:layer="layout" svg:x1="6.397cm" svg:y1="4.492cm" svg:x2="7.667cm" svg:y2="4.492cm">
          <text:p/>
        </draw:line>
        <draw:line draw:style-name="gr88" draw:text-style-name="P6" draw:layer="layout" svg:x1="7.667cm" svg:y1="5.762cm" svg:x2="7.667cm" svg:y2="4.492cm">
          <text:p/>
        </draw:line>
        <draw:line draw:style-name="gr88" draw:text-style-name="P6" draw:layer="layout" svg:x1="7.667cm" svg:y1="7.35cm" svg:x2="7.667cm" svg:y2="7.985cm">
          <text:p/>
        </draw:line>
        <draw:line draw:style-name="gr88" draw:text-style-name="P6" draw:layer="layout" svg:x1="5.897cm" svg:y1="7.985cm" svg:x2="7.68cm" svg:y2="7.984cm">
          <text:p/>
        </draw:line>
        <draw:frame draw:style-name="gr89" draw:text-style-name="P16" draw:layer="layout" svg:width="1.043cm" svg:height="0.683cm" svg:x="6.307cm" svg:y="3.857cm">
          <draw:text-box>
            <text:p><text:span text:style-name="T7">0,n</text:span></text:p>
          </draw:text-box>
        </draw:frame>
        <draw:frame draw:style-name="gr89" draw:text-style-name="P16" draw:layer="layout" svg:width="1.043cm" svg:height="0.683cm" svg:x="5.889cm" svg:y="7.35cm">
          <draw:text-box>
            <text:p><text:span text:style-name="T7">1,1</text:span></text:p>
          </draw:text-box>
        </draw:frame>
        <draw:g draw:style-name="gr1">
          <draw:custom-shape draw:style-name="gr87" draw:text-style-name="P6" draw:layer="layout" svg:width="2.222cm" svg:height="1.587cm" svg:x="5.762cm" svg:y="10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5.775cm" svg:y1="11.477cm" svg:x2="7.959cm" svg:y2="11.477cm">
            <text:p/>
          </draw:line>
          <draw:frame draw:style-name="gr24" draw:text-style-name="P15" draw:layer="layout" svg:width="2.223cm" svg:height="0.683cm" svg:x="5.762cm" svg:y="10.842cm">
            <draw:text-box>
              <text:p text:style-name="P12"><text:span text:style-name="T7">prendre</text:span></text:p>
            </draw:text-box>
          </draw:frame>
        </draw:g>
        <draw:line draw:style-name="gr88" draw:text-style-name="P6" draw:layer="layout" svg:x1="14.652cm" svg:y1="14.017cm" svg:x2="7.032cm" svg:y2="14.017cm">
          <text:p/>
        </draw:line>
        <draw:line draw:style-name="gr88" draw:text-style-name="P6" draw:layer="layout" svg:x1="7.032cm" svg:y1="12.43cm" svg:x2="7.032cm" svg:y2="14.017cm">
          <text:p/>
        </draw:line>
        <draw:line draw:style-name="gr88" draw:text-style-name="P6" draw:layer="layout" svg:x1="5.127cm" svg:y1="12.112cm" svg:x2="5.979cm" svg:y2="12.112cm">
          <text:p/>
        </draw:line>
        <draw:line draw:style-name="gr88" draw:text-style-name="P6" draw:layer="layout" svg:x1="1.952cm" svg:y1="1.317cm" svg:x2="0.682cm" svg:y2="1.317cm">
          <text:p/>
        </draw:line>
        <draw:line draw:style-name="gr88" draw:text-style-name="P6" draw:layer="layout" svg:x1="0.682cm" svg:y1="1.317cm" svg:x2="0.682cm" svg:y2="10.525cm">
          <text:p/>
        </draw:line>
        <draw:line draw:style-name="gr88" draw:text-style-name="P6" draw:layer="layout" svg:x1="0.682cm" svg:y1="10.525cm" svg:x2="6.715cm" svg:y2="10.525cm">
          <text:p/>
        </draw:line>
        <draw:line draw:style-name="gr88" draw:text-style-name="P6" draw:layer="layout" svg:x1="6.715cm" svg:y1="10.525cm" svg:x2="6.715cm" svg:y2="10.842cm">
          <text:p/>
        </draw:line>
        <draw:frame draw:style-name="gr89" draw:text-style-name="P16" draw:layer="layout" svg:width="1.043cm" svg:height="0.683cm" svg:x="1cm" svg:y="0.682cm">
          <draw:text-box>
            <text:p><text:span text:style-name="T7">0,n</text:span></text:p>
          </draw:text-box>
        </draw:frame>
        <draw:frame draw:style-name="gr89" draw:text-style-name="P16" draw:layer="layout" svg:width="1.043cm" svg:height="0.683cm" svg:x="5.037cm" svg:y="12.064cm">
          <draw:text-box>
            <text:p><text:span text:style-name="T7">1,1</text:span></text:p>
          </draw:text-box>
        </draw:frame>
        <draw:frame draw:style-name="gr89" draw:text-style-name="P16" draw:layer="layout" svg:width="1.043cm" svg:height="0.683cm" svg:x="13.609cm" svg:y="13.969cm">
          <draw:text-box>
            <text:p><text:span text:style-name="T7">0,n</text:span></text:p>
          </draw:text-box>
        </draw:frame>
        <draw:frame draw:style-name="gr89" draw:text-style-name="P16" draw:layer="layout" svg:width="1.043cm" svg:height="0.683cm" svg:x="9.582cm" svg:y="0.465cm">
          <draw:text-box>
            <text:p><text:span text:style-name="T7">1,1</text:span></text:p>
          </draw:text-box>
        </draw:frame>
        <draw:g draw:style-name="gr1">
          <draw:custom-shape draw:style-name="gr87" draw:text-style-name="P6" draw:layer="layout" svg:width="2.222cm" svg:height="1.587cm" svg:x="6.714cm" svg:y="15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6.727cm" svg:y1="16.239cm" svg:x2="8.911cm" svg:y2="16.239cm">
            <text:p/>
          </draw:line>
          <draw:frame draw:style-name="gr24" draw:text-style-name="P15" draw:layer="layout" svg:width="2.223cm" svg:height="0.683cm" svg:x="6.714cm" svg:y="15.604cm">
            <draw:text-box>
              <text:p text:style-name="P12"><text:span text:style-name="T7">générer</text:span></text:p>
            </draw:text-box>
          </draw:frame>
        </draw:g>
        <draw:line draw:style-name="gr88" draw:text-style-name="P6" draw:layer="layout" svg:x1="5.127cm" svg:y1="14.335cm" svg:x2="7.667cm" svg:y2="14.335cm">
          <text:p/>
        </draw:line>
        <draw:line draw:style-name="gr88" draw:text-style-name="P6" draw:layer="layout" svg:x1="7.667cm" svg:y1="14.335cm" svg:x2="7.667cm" svg:y2="15.605cm">
          <text:p/>
        </draw:line>
        <draw:line draw:style-name="gr88" draw:text-style-name="P6" draw:layer="layout" svg:x1="5.762cm" svg:y1="16.24cm" svg:x2="6.715cm" svg:y2="16.24cm">
          <text:p/>
        </draw:line>
        <draw:frame draw:style-name="gr89" draw:text-style-name="P16" draw:layer="layout" svg:width="1.043cm" svg:height="0.683cm" svg:x="5.037cm" svg:y="13.752cm">
          <draw:text-box>
            <text:p><text:span text:style-name="T7">0,1</text:span></text:p>
          </draw:text-box>
        </draw:frame>
        <draw:frame draw:style-name="gr89" draw:text-style-name="P16" draw:layer="layout" svg:width="1.043cm" svg:height="0.683cm" svg:x="5.572cm" svg:y="15.657cm">
          <draw:text-box>
            <text:p><text:span text:style-name="T7">1,1</text:span></text:p>
          </draw:text-box>
        </draw:frame>
        <draw:line draw:style-name="gr88" draw:text-style-name="P6" draw:layer="layout" svg:x1="7.032cm" svg:y1="21.955cm" svg:x2="7.032cm" svg:y2="19.732cm">
          <text:p/>
        </draw:line>
        <draw:frame draw:style-name="gr89" draw:text-style-name="P16" draw:layer="layout" svg:width="1.043cm" svg:height="0.683cm" svg:x="5.937cm" svg:y="21.344cm">
          <draw:text-box>
            <text:p><text:span text:style-name="T7">0,n</text:span></text:p>
          </draw:text-box>
        </draw:frame>
        <draw:line draw:style-name="gr88" draw:text-style-name="P6" draw:layer="layout" svg:x1="9.572cm" svg:y1="17.827cm" svg:x2="9.598cm" svg:y2="3.212cm">
          <text:p/>
        </draw:line>
        <draw:line draw:style-name="gr88" draw:text-style-name="P6" draw:layer="layout" svg:x1="9.572cm" svg:y1="17.827cm" svg:x2="7.667cm" svg:y2="17.827cm">
          <text:p/>
        </draw:line>
        <draw:g draw:style-name="gr1">
          <draw:custom-shape draw:style-name="gr93" draw:text-style-name="P6" draw:layer="layout" svg:width="3.175cm" svg:height="1.587cm" svg:x="6.114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6.133cm" svg:y1="18.78cm" svg:x2="9.253cm" svg:y2="18.78cm">
            <text:p/>
          </draw:line>
          <draw:frame draw:style-name="gr24" draw:text-style-name="P17" draw:layer="layout" svg:width="3.176cm" svg:height="0.683cm" svg:x="6.114cm" svg:y="18.145cm">
            <draw:text-box>
              <text:p text:style-name="P12"><text:span text:style-name="T7">être basé sur</text:span></text:p>
            </draw:text-box>
          </draw:frame>
        </draw:g>
        <draw:line draw:style-name="gr88" draw:text-style-name="P6" draw:layer="layout" svg:x1="7.667cm" svg:y1="17.827cm" svg:x2="7.667cm" svg:y2="18.145cm">
          <text:p/>
        </draw:line>
        <draw:frame draw:style-name="gr89" draw:text-style-name="P16" draw:layer="layout" svg:width="1.043cm" svg:height="0.683cm" svg:x="9.572cm" svg:y="2.587cm">
          <draw:text-box>
            <text:p><text:span text:style-name="T7">1,n</text:span></text:p>
          </draw:text-box>
        </draw:frame>
        <draw:line draw:style-name="gr88" draw:text-style-name="P6" draw:layer="layout" svg:x1="10.98cm" svg:y1="19.775cm" svg:x2="14.492cm" svg:y2="19.775cm">
          <text:p/>
        </draw:line>
        <draw:line draw:style-name="gr88" draw:text-style-name="P6" draw:layer="layout" svg:x1="14.492cm" svg:y1="19.768cm" svg:x2="14.492cm" svg:y2="27.927cm">
          <text:p/>
        </draw:line>
        <draw:g draw:style-name="gr1">
          <draw:custom-shape draw:style-name="gr94" draw:text-style-name="P6" draw:layer="layout" svg:width="2.539cm" svg:height="1.587cm" svg:x="0.147cm" svg:y="25.7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0.162cm" svg:y1="26.417cm" svg:x2="2.657cm" svg:y2="26.417cm">
            <text:p/>
          </draw:line>
          <draw:frame draw:style-name="gr90" draw:text-style-name="P17" draw:layer="layout" svg:width="2.54cm" svg:height="1.115cm" svg:x="0.147cm" svg:y="25.782cm">
            <draw:text-box>
              <text:p text:style-name="P12"><text:span text:style-name="T7">concerner</text:span></text:p>
            </draw:text-box>
          </draw:frame>
        </draw:g>
        <draw:line draw:style-name="gr88" draw:text-style-name="P6" draw:layer="layout" svg:x1="1.317cm" svg:y1="25.13cm" svg:x2="2.905cm" svg:y2="25.13cm">
          <text:p/>
        </draw:line>
        <draw:line draw:style-name="gr88" draw:text-style-name="P6" draw:layer="layout" svg:x1="1.317cm" svg:y1="25.13cm" svg:x2="1.317cm" svg:y2="25.783cm">
          <text:p/>
        </draw:line>
        <draw:frame draw:style-name="gr89" draw:text-style-name="P16" draw:layer="layout" svg:width="1.043cm" svg:height="0.683cm" svg:x="1.862cm" svg:y="24.495cm">
          <draw:text-box>
            <text:p><text:span text:style-name="T7">0,1</text:span></text:p>
          </draw:text-box>
        </draw:frame>
        <draw:line draw:style-name="gr88" draw:text-style-name="P6" draw:layer="layout" svg:x1="1.317cm" svg:y1="27.352cm" svg:x2="1.317cm" svg:y2="27.94cm">
          <text:p/>
        </draw:line>
        <draw:g draw:style-name="gr1">
          <draw:custom-shape draw:style-name="gr87" draw:text-style-name="P6" draw:layer="layout" svg:width="2.222cm" svg:height="1.587cm" svg:x="0.364cm" svg:y="20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0.377cm" svg:y1="21.32cm" svg:x2="2.561cm" svg:y2="21.32cm">
            <text:p/>
          </draw:line>
          <draw:frame draw:style-name="gr24" draw:text-style-name="P15" draw:layer="layout" svg:width="2.223cm" svg:height="0.683cm" svg:x="0.364cm" svg:y="20.685cm">
            <draw:text-box>
              <text:p text:style-name="P12"><text:span text:style-name="T7">facturer</text:span></text:p>
            </draw:text-box>
          </draw:frame>
        </draw:g>
        <draw:line draw:style-name="gr88" draw:text-style-name="P6" draw:layer="layout" svg:x1="1.317cm" svg:y1="19.732cm" svg:x2="1.317cm" svg:y2="20.685cm">
          <text:p/>
        </draw:line>
        <draw:line draw:style-name="gr88" draw:text-style-name="P6" draw:layer="layout" svg:x1="1.317cm" svg:y1="22.272cm" svg:x2="1.317cm" svg:y2="22.907cm">
          <text:p/>
        </draw:line>
        <draw:line draw:style-name="gr88" draw:text-style-name="P6" draw:layer="layout" svg:x1="1.317cm" svg:y1="22.907cm" svg:x2="2.905cm" svg:y2="22.907cm">
          <text:p/>
        </draw:line>
        <draw:frame draw:style-name="gr89" draw:text-style-name="P16" draw:layer="layout" svg:width="1.043cm" svg:height="0.683cm" svg:x="1.217cm" svg:y="19.684cm">
          <draw:text-box>
            <text:p><text:span text:style-name="T7">1,n</text:span></text:p>
          </draw:text-box>
        </draw:frame>
        <draw:frame draw:style-name="gr89" draw:text-style-name="P16" draw:layer="layout" svg:width="1.043cm" svg:height="0.683cm" svg:x="1.952cm" svg:y="22.859cm">
          <draw:text-box>
            <text:p><text:span text:style-name="T7">0,n</text:span></text:p>
          </draw:text-box>
        </draw:frame>
        <draw:frame draw:style-name="gr89" draw:text-style-name="P16" draw:layer="layout" svg:width="1.043cm" svg:height="0.683cm" svg:x="9.999cm" svg:y="19.684cm">
          <draw:text-box>
            <text:p><text:span text:style-name="T7">1,1</text:span></text:p>
          </draw:text-box>
        </draw:frame>
        <draw:g draw:style-name="gr1" xml:id="id5" draw:id="id5">
          <draw:frame draw:style-name="gr95" draw:text-style-name="P1" draw:layer="layout" svg:width="2.299cm" svg:height="0.683cm" svg:x="16.305cm" svg:y="23.671cm">
            <draw:text-box>
              <text:p text:style-name="P3"><text:span text:style-name="T1">id_compte</text:span></text:p>
            </draw:text-box>
          </draw:frame>
          <draw:frame draw:style-name="gr58" draw:text-style-name="P2" draw:layer="layout" svg:width="2.926cm" svg:height="0.683cm" svg:x="16.305cm" svg:y="24.255cm">
            <draw:text-box>
              <text:p text:style-name="P3"><text:span text:style-name="T2">email_compte</text:span></text:p>
            </draw:text-box>
          </draw:frame>
          <draw:frame draw:style-name="gr75" draw:text-style-name="P2" draw:layer="layout" svg:width="4.551cm" svg:height="0.683cm" svg:x="16.305cm" svg:y="24.84cm">
            <draw:text-box>
              <text:p text:style-name="P3"><text:span text:style-name="T2">mot_de_passe_compte</text:span></text:p>
            </draw:text-box>
          </draw:frame>
          <draw:frame draw:style-name="gr62" draw:text-style-name="P2" draw:layer="layout" svg:width="3.576cm" svg:height="0.683cm" svg:x="16.305cm" svg:y="25.424cm">
            <draw:text-box>
              <text:p text:style-name="P3"><text:span text:style-name="T2">privilege_compte</text:span></text:p>
            </draw:text-box>
          </draw:frame>
          <draw:g draw:style-name="gr1">
            <draw:custom-shape draw:style-name="gr96" draw:text-style-name="P6" draw:layer="layout" svg:width="4.966cm" svg:height="4.636cm" svg:x="16.324cm" svg:y="23.0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6" draw:layer="layout" svg:x1="16.324cm" svg:y1="23.624cm" svg:x2="21.29cm" svg:y2="23.607cm">
              <text:p/>
            </draw:line>
          </draw:g>
          <draw:frame draw:style-name="gr97" draw:text-style-name="P14" draw:layer="layout" svg:width="4.985cm" svg:height="0.683cm" svg:x="16.305cm" svg:y="22.972cm">
            <draw:text-box>
              <text:p text:style-name="P4"><text:span text:style-name="T3">compte</text:span></text:p>
            </draw:text-box>
          </draw:frame>
          <draw:frame draw:style-name="gr98" draw:text-style-name="P2" draw:layer="layout" svg:width="2.948cm" svg:height="0.683cm" svg:x="16.305cm" svg:y="25.925cm">
            <draw:text-box>
              <text:p text:style-name="P3"><text:span text:style-name="T2">statut_compte</text:span></text:p>
            </draw:text-box>
          </draw:frame>
          <draw:frame draw:style-name="gr99" draw:text-style-name="P2" draw:layer="layout" svg:width="4.356cm" svg:height="0.683cm" svg:x="16.305cm" svg:y="26.526cm">
            <draw:text-box>
              <text:p text:style-name="P3"><text:span text:style-name="T2">date_creation_compte</text:span></text:p>
            </draw:text-box>
          </draw:frame>
        </draw:g>
        <draw:g draw:style-name="gr1" xml:id="id4" draw:id="id4">
          <draw:custom-shape draw:style-name="gr87" draw:text-style-name="P6" draw:layer="layout" svg:width="2.222cm" svg:height="1.587cm" svg:x="15.287cm" svg:y="21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15.3cm" svg:y1="21.837cm" svg:x2="17.484cm" svg:y2="21.837cm">
            <text:p/>
          </draw:line>
          <draw:frame draw:style-name="gr24" draw:text-style-name="P15" draw:layer="layout" svg:width="2.223cm" svg:height="0.683cm" svg:x="15.287cm" svg:y="21.202cm">
            <draw:text-box>
              <text:p text:style-name="P12"><text:span text:style-name="T7">posséder</text:span></text:p>
            </draw:text-box>
          </draw:frame>
        </draw:g>
        <draw:connector draw:style-name="gr92" draw:text-style-name="P4" draw:layer="layout" svg:x1="17.51cm" svg:y1="21.996cm" svg:x2="18.797cm" svg:y2="22.972cm" draw:start-shape="id4" draw:start-glue-point="1" draw:end-shape="id5" draw:end-glue-point="0" svg:d="M17510 21996h1287v976" svg:viewBox="0 0 1288 977">
          <text:p/>
        </draw:connector>
        <draw:frame draw:style-name="gr89" draw:text-style-name="P16" draw:layer="layout" svg:width="1.043cm" svg:height="0.683cm" svg:x="18.689cm" svg:y="22.272cm">
          <draw:text-box>
            <text:p><text:span text:style-name="T7">0,1</text:span></text:p>
          </draw:text-box>
        </draw:frame>
        <draw:line draw:style-name="gr88" draw:text-style-name="P6" draw:layer="layout" svg:x1="16.24cm" svg:y1="20.502cm" svg:x2="16.24cm" svg:y2="21.203cm">
          <text:p/>
        </draw:line>
        <draw:frame draw:style-name="gr89" draw:text-style-name="P16" draw:layer="layout" svg:width="1.043cm" svg:height="0.683cm" svg:x="16.14cm" svg:y="20.437cm">
          <draw:text-box>
            <text:p><text:span text:style-name="T7">1,1</text:span></text:p>
          </draw:text-box>
        </draw:frame>
        <draw:line draw:style-name="gr88" draw:text-style-name="P6" draw:layer="layout" svg:x1="16.24cm" svg:y1="21.002cm" svg:x2="20.367cm" svg:y2="21.002cm">
          <text:p/>
        </draw:line>
        <draw:line draw:style-name="gr88" draw:text-style-name="P6" draw:layer="layout" svg:x1="20.367cm" svg:y1="21.002cm" svg:x2="20.367cm" svg:y2="11.795cm">
          <text:p/>
        </draw:line>
        <draw:line draw:style-name="gr88" draw:text-style-name="P6" draw:layer="layout" svg:x1="20.367cm" svg:y1="11.795cm" svg:x2="17.071cm" svg:y2="11.806cm">
          <text:p/>
        </draw:line>
        <draw:frame draw:style-name="gr89" draw:text-style-name="P16" draw:layer="layout" svg:width="1.043cm" svg:height="0.683cm" svg:x="17.102cm" svg:y="11.112cm">
          <draw:text-box>
            <text:p><text:span text:style-name="T7">1,1</text:span></text:p>
          </draw:text-box>
        </draw:frame>
        <draw:line draw:style-name="gr88" draw:text-style-name="P6" xml:id="id6" draw:id="id6" draw:layer="layout" svg:x1="20.367cm" svg:y1="12.965cm" svg:x2="11.477cm" svg:y2="12.965cm">
          <text:p/>
        </draw:line>
        <draw:connector draw:style-name="gr92" draw:text-style-name="P4" draw:layer="layout" svg:x1="11.477cm" svg:y1="12.965cm" svg:x2="6.568cm" svg:y2="2.999cm" draw:start-shape="id6" draw:start-glue-point="3" draw:end-shape="id7" draw:end-glue-point="1" svg:d="M11477 12965h-2461v-9966h-2448" svg:viewBox="0 0 4910 9967">
          <text:p/>
        </draw:connector>
        <draw:frame draw:style-name="gr89" draw:text-style-name="P16" draw:layer="layout" svg:width="1.043cm" svg:height="0.683cm" svg:x="6.308cm" svg:y="2.358cm">
          <draw:text-box>
            <text:p><text:span text:style-name="T7">0,n</text:span></text:p>
          </draw:text-box>
        </draw:frame>
        <draw:line draw:style-name="gr88" draw:text-style-name="P6" draw:layer="layout" svg:x1="6.714cm" svg:y1="2.999cm" svg:x2="6.397cm" svg:y2="2.999cm">
          <text:p/>
        </draw:line>
        <draw:line draw:style-name="gr88" draw:text-style-name="P6" draw:layer="layout" svg:x1="1.317cm" svg:y1="27.67cm" svg:x2="8.62cm" svg:y2="27.67cm">
          <text:p/>
        </draw:line>
        <draw:line draw:style-name="gr88" draw:text-style-name="P6" draw:layer="layout" svg:x1="8.62cm" svg:y1="27.67cm" svg:x2="8.62cm" svg:y2="27.352cm">
          <text:p/>
        </draw:line>
        <draw:line draw:style-name="gr88" draw:text-style-name="P6" draw:layer="layout" svg:x1="16.24cm" svg:y1="21.002cm" svg:x2="14.97cm" svg:y2="21.002cm">
          <text:p/>
        </draw:line>
        <draw:line draw:style-name="gr88" draw:text-style-name="P6" draw:layer="layout" svg:x1="14.97cm" svg:y1="21.002cm" svg:x2="14.97cm" svg:y2="27.987cm">
          <text:p/>
        </draw:line>
      </draw:page>
      <draw:page draw:name="page2" draw:style-name="dp1" draw:master-page-name="Default">
        <draw:g draw:style-name="gr1">
          <draw:frame draw:style-name="gr47" draw:text-style-name="P1" draw:layer="layout" svg:width="3.23cm" svg:height="0.683cm" svg:x="15.682cm" svg:y="10.525cm">
            <draw:text-box>
              <text:p><text:span text:style-name="T1">id</text:span><text:span text:style-name="T1">_t</text:span><text:span text:style-name="T1">e</text:span><text:span text:style-name="T1">c</text:span><text:span text:style-name="T1">h</text:span><text:span text:style-name="T1">ni</text:span><text:span text:style-name="T1">ci</text:span><text:span text:style-name="T1">e</text:span><text:span text:style-name="T1">n</text:span></text:p>
            </draw:text-box>
          </draw:frame>
          <draw:frame draw:style-name="gr100" draw:text-style-name="P2" draw:layer="layout" svg:width="3.685cm" svg:height="0.683cm" svg:x="15.682cm" svg:y="11.109cm">
            <draw:text-box>
              <text:p><text:span text:style-name="T2">nom_technicien</text:span></text:p>
            </draw:text-box>
          </draw:frame>
          <draw:frame draw:style-name="gr101" draw:text-style-name="P2" draw:layer="layout" svg:width="4.248cm" svg:height="0.683cm" svg:x="15.682cm" svg:y="11.694cm">
            <draw:text-box>
              <text:p><text:span text:style-name="T2">prenom_technicien</text:span></text:p>
            </draw:text-box>
          </draw:frame>
          <draw:frame draw:style-name="gr102" draw:text-style-name="P2" draw:layer="layout" svg:width="3.425cm" svg:height="0.683cm" svg:x="15.682cm" svg:y="12.278cm">
            <draw:text-box>
              <text:p><text:span text:style-name="T2">cin_technicien</text:span></text:p>
            </draw:text-box>
          </draw:frame>
          <draw:frame draw:style-name="gr103" draw:text-style-name="P2" draw:layer="layout" svg:width="5.655cm" svg:height="0.683cm" svg:x="15.682cm" svg:y="12.863cm">
            <draw:text-box>
              <text:p><text:span text:style-name="T2">date_technicien</text:span></text:p>
            </draw:text-box>
          </draw:frame>
          <draw:frame draw:style-name="gr104" draw:text-style-name="P2" draw:layer="layout" svg:width="3.75cm" svg:height="0.683cm" svg:x="15.682cm" svg:y="13.447cm">
            <draw:text-box>
              <text:p><text:span text:style-name="T2">sexe_technicien</text:span></text:p>
            </draw:text-box>
          </draw:frame>
          <draw:frame draw:style-name="gr105" draw:text-style-name="P2" draw:layer="layout" svg:width="4.313cm" svg:height="0.683cm" svg:x="15.682cm" svg:y="14.032cm">
            <draw:text-box>
              <text:p><text:span text:style-name="T2">adresse_technicien</text:span></text:p>
            </draw:text-box>
          </draw:frame>
          <draw:frame draw:style-name="gr106" draw:text-style-name="P2" draw:layer="layout" svg:width="4.638cm" svg:height="0.683cm" svg:x="15.682cm" svg:y="14.616cm">
            <draw:text-box>
              <text:p><text:span text:style-name="T2">telephone_technicien</text:span></text:p>
            </draw:text-box>
          </draw:frame>
          <draw:frame draw:style-name="gr107" draw:text-style-name="P2" draw:layer="layout" svg:width="3.858cm" svg:height="0.683cm" svg:x="15.682cm" svg:y="15.201cm">
            <draw:text-box>
              <text:p text:style-name="P3"><text:span text:style-name="T2">statut_technicien</text:span></text:p>
            </draw:text-box>
          </draw:frame>
          <draw:frame draw:style-name="gr108" draw:text-style-name="P2" draw:layer="layout" svg:width="3.966cm" svg:height="0.683cm" svg:x="15.682cm" svg:y="15.785cm">
            <draw:text-box>
              <text:p text:style-name="P3"><text:span text:style-name="T2">salaire_technicien</text:span></text:p>
            </draw:text-box>
          </draw:frame>
          <draw:frame draw:style-name="gr109" draw:text-style-name="P2" draw:layer="layout" svg:width="5.72cm" svg:height="0.683cm" svg:x="15.682cm" svg:y="16.386cm">
            <draw:text-box>
              <text:p><text:span text:style-name="T2">date_embauche_technicien</text:span></text:p>
            </draw:text-box>
          </draw:frame>
          <draw:g draw:style-name="gr1">
            <draw:custom-shape draw:style-name="gr64" draw:text-style-name="P6" draw:layer="layout" svg:width="5.08cm" svg:height="7.302cm" svg:x="15.687cm" svg:y="9.89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15.687cm" svg:y1="10.546cm" svg:x2="20.767cm" svg:y2="10.546cm">
              <text:p/>
            </draw:line>
          </draw:g>
          <draw:frame draw:style-name="gr110" draw:text-style-name="P14" draw:layer="layout" svg:width="3.23cm" svg:height="0.683cm" svg:x="16.682cm" svg:y="9.926cm">
            <draw:text-box>
              <text:p text:style-name="P4"><text:span text:style-name="T3">t</text:span><text:span text:style-name="T3">e</text:span><text:span text:style-name="T3">c</text:span><text:span text:style-name="T3">h</text:span><text:span text:style-name="T3">n</text:span><text:span text:style-name="T3">ic</text:span><text:span text:style-name="T3">ie</text:span><text:span text:style-name="T3">n</text:span></text:p>
            </draw:text-box>
          </draw:frame>
        </draw:g>
        <draw:g draw:style-name="gr1">
          <draw:frame draw:style-name="gr47" draw:text-style-name="P1" draw:layer="layout" svg:width="3.23cm" svg:height="0.683cm" svg:x="14.9cm" svg:y="1.635cm">
            <draw:text-box>
              <text:p><text:span text:style-name="T1">id_medecin_bio</text:span></text:p>
            </draw:text-box>
          </draw:frame>
          <draw:frame draw:style-name="gr69" draw:text-style-name="P2" draw:layer="layout" svg:width="4.81cm" svg:height="0.683cm" svg:x="14.9cm" svg:y="2.219cm">
            <draw:text-box>
              <text:p text:style-name="P3"><text:span text:style-name="T2">nom_medecin_biologiste</text:span></text:p>
            </draw:text-box>
          </draw:frame>
          <draw:frame draw:style-name="gr111" draw:text-style-name="P2" draw:layer="layout" svg:width="5.373cm" svg:height="0.683cm" svg:x="14.9cm" svg:y="2.804cm">
            <draw:text-box>
              <text:p text:style-name="P3"><text:span text:style-name="T2">prenom_medecin_biologiste</text:span></text:p>
            </draw:text-box>
          </draw:frame>
          <draw:frame draw:style-name="gr102" draw:text-style-name="P2" draw:layer="layout" svg:width="3.425cm" svg:height="0.683cm" svg:x="14.9cm" svg:y="3.388cm">
            <draw:text-box>
              <text:p text:style-name="P3"><text:span text:style-name="T2">cin_medecin_bio</text:span></text:p>
            </draw:text-box>
          </draw:frame>
          <draw:frame draw:style-name="gr112" draw:text-style-name="P2" draw:layer="layout" svg:width="6.781cm" svg:height="0.683cm" svg:x="14.9cm" svg:y="3.973cm">
            <draw:text-box>
              <text:p text:style-name="P3"><text:span text:style-name="T2">date_naissance_medecin_biologiste</text:span></text:p>
            </draw:text-box>
          </draw:frame>
          <draw:frame draw:style-name="gr113" draw:text-style-name="P2" draw:layer="layout" svg:width="4.876cm" svg:height="0.683cm" svg:x="14.9cm" svg:y="4.557cm">
            <draw:text-box>
              <text:p text:style-name="P3"><text:span text:style-name="T2">sexe_medecin_biologiste</text:span></text:p>
            </draw:text-box>
          </draw:frame>
          <draw:frame draw:style-name="gr114" draw:text-style-name="P2" draw:layer="layout" svg:width="5.438cm" svg:height="0.683cm" svg:x="14.9cm" svg:y="5.142cm">
            <draw:text-box>
              <text:p text:style-name="P3"><text:span text:style-name="T2">adresse_medecin_biologiste</text:span></text:p>
            </draw:text-box>
          </draw:frame>
          <draw:frame draw:style-name="gr115" draw:text-style-name="P2" draw:layer="layout" svg:width="5.764cm" svg:height="0.683cm" svg:x="14.9cm" svg:y="5.726cm">
            <draw:text-box>
              <text:p text:style-name="P3"><text:span text:style-name="T2">telephone_medecin_biologiste</text:span></text:p>
            </draw:text-box>
          </draw:frame>
          <draw:frame draw:style-name="gr116" draw:text-style-name="P2" draw:layer="layout" svg:width="5.005cm" svg:height="0.683cm" svg:x="14.9cm" svg:y="6.311cm">
            <draw:text-box>
              <text:p text:style-name="P3"><text:span text:style-name="T2">statut_medecin_biologiste</text:span></text:p>
            </draw:text-box>
          </draw:frame>
          <draw:frame draw:style-name="gr117" draw:text-style-name="P2" draw:layer="layout" svg:width="5.2cm" svg:height="0.683cm" svg:x="14.9cm" svg:y="6.895cm">
            <draw:text-box>
              <text:p text:style-name="P3"><text:span text:style-name="T2">salaire_medecin_biologiste</text:span></text:p>
            </draw:text-box>
          </draw:frame>
          <draw:frame draw:style-name="gr118" draw:text-style-name="P2" draw:layer="layout" svg:width="6.846cm" svg:height="0.683cm" svg:x="14.9cm" svg:y="7.496cm">
            <draw:text-box>
              <text:p text:style-name="P3"><text:span text:style-name="T2">date_embauche_medecin_biologiste</text:span></text:p>
            </draw:text-box>
          </draw:frame>
          <draw:g draw:style-name="gr1">
            <draw:custom-shape draw:style-name="gr119" draw:text-style-name="P6" draw:layer="layout" svg:width="6.585cm" svg:height="7.302cm" svg:x="14.905cm" svg:y="1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14.905cm" svg:y1="1.656cm" svg:x2="21.49cm" svg:y2="1.656cm">
              <text:p/>
            </draw:line>
          </draw:g>
          <draw:frame draw:style-name="gr120" draw:text-style-name="P14" draw:layer="layout" svg:width="5.715cm" svg:height="0.683cm" svg:x="14.905cm" svg:y="1.036cm">
            <draw:text-box>
              <text:p text:style-name="P4"><text:span text:style-name="T3">medecin_biologiste</text:span></text:p>
            </draw:text-box>
          </draw:frame>
        </draw:g>
        <draw:g draw:style-name="gr1">
          <draw:frame draw:style-name="gr121" draw:text-style-name="P1" draw:layer="layout" svg:width="3.728cm" svg:height="0.683cm" svg:x="15.282cm" svg:y="19.915cm">
            <draw:text-box>
              <text:p><text:span text:style-name="T1">id_chef_technicien</text:span></text:p>
            </draw:text-box>
          </draw:frame>
          <draw:frame draw:style-name="gr122" draw:text-style-name="P2" draw:layer="layout" svg:width="4.183cm" svg:height="0.683cm" svg:x="15.282cm" svg:y="20.499cm">
            <draw:text-box>
              <text:p><text:span text:style-name="T2">nom_chef_technicien</text:span></text:p>
            </draw:text-box>
          </draw:frame>
          <draw:frame draw:style-name="gr123" draw:text-style-name="P2" draw:layer="layout" svg:width="4.746cm" svg:height="0.683cm" svg:x="15.282cm" svg:y="21.084cm">
            <draw:text-box>
              <text:p><text:span text:style-name="T2">prenom_chef_technicien</text:span></text:p>
            </draw:text-box>
          </draw:frame>
          <draw:frame draw:style-name="gr124" draw:text-style-name="P2" draw:layer="layout" svg:width="3.923cm" svg:height="0.683cm" svg:x="15.282cm" svg:y="21.668cm">
            <draw:text-box>
              <text:p><text:span text:style-name="T2">cin_chef_technicien</text:span></text:p>
            </draw:text-box>
          </draw:frame>
          <draw:frame draw:style-name="gr103" draw:text-style-name="P2" draw:layer="layout" svg:width="5.655cm" svg:height="0.683cm" svg:x="15.282cm" svg:y="22.253cm">
            <draw:text-box>
              <text:p><text:span text:style-name="T2">date_chef_technicien</text:span></text:p>
            </draw:text-box>
          </draw:frame>
          <draw:frame draw:style-name="gr101" draw:text-style-name="P2" draw:layer="layout" svg:width="4.248cm" svg:height="0.683cm" svg:x="15.282cm" svg:y="22.837cm">
            <draw:text-box>
              <text:p><text:span text:style-name="T2">sexe_chef_technicien</text:span></text:p>
            </draw:text-box>
          </draw:frame>
          <draw:frame draw:style-name="gr125" draw:text-style-name="P2" draw:layer="layout" svg:width="4.811cm" svg:height="0.683cm" svg:x="15.282cm" svg:y="23.422cm">
            <draw:text-box>
              <text:p><text:span text:style-name="T2">adresse_chef_technicien</text:span></text:p>
            </draw:text-box>
          </draw:frame>
          <draw:frame draw:style-name="gr126" draw:text-style-name="P2" draw:layer="layout" svg:width="5.136cm" svg:height="0.683cm" svg:x="15.282cm" svg:y="24.006cm">
            <draw:text-box>
              <text:p><text:span text:style-name="T2">telephone_chef_technicien</text:span></text:p>
            </draw:text-box>
          </draw:frame>
          <draw:frame draw:style-name="gr127" draw:text-style-name="P2" draw:layer="layout" svg:width="4.378cm" svg:height="0.683cm" svg:x="15.282cm" svg:y="24.591cm">
            <draw:text-box>
              <text:p text:style-name="P3"><text:span text:style-name="T2">statut_chef_technicien</text:span></text:p>
            </draw:text-box>
          </draw:frame>
          <draw:frame draw:style-name="gr128" draw:text-style-name="P2" draw:layer="layout" svg:width="4.681cm" svg:height="0.683cm" svg:x="15.282cm" svg:y="25.175cm">
            <draw:text-box>
              <text:p text:style-name="P3"><text:span text:style-name="T2">salaire_chef_technicien </text:span></text:p>
            </draw:text-box>
          </draw:frame>
          <draw:frame draw:style-name="gr129" draw:text-style-name="P2" draw:layer="layout" svg:width="6.218cm" svg:height="0.683cm" svg:x="15.282cm" svg:y="25.776cm">
            <draw:text-box>
              <text:p><text:span text:style-name="T2">date_embauche_chef_technicien</text:span></text:p>
            </draw:text-box>
          </draw:frame>
          <draw:g draw:style-name="gr1">
            <draw:custom-shape draw:style-name="gr130" draw:text-style-name="P6" draw:layer="layout" svg:width="5.91cm" svg:height="7.437cm" svg:x="15.41cm" svg:y="19.28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6" draw:layer="layout" svg:x1="15.41cm" svg:y1="19.895cm" svg:x2="21.32cm" svg:y2="19.895cm">
              <text:p/>
            </draw:line>
          </draw:g>
          <draw:frame draw:style-name="gr131" draw:text-style-name="P5" draw:layer="layout" svg:width="3.728cm" svg:height="0.683cm" svg:x="16.482cm" svg:y="19.316cm">
            <draw:text-box>
              <text:p text:style-name="P4"><text:span text:style-name="T3">chef_technicien</text:span></text:p>
            </draw:text-box>
          </draw:frame>
        </draw:g>
        <draw:g draw:style-name="gr1">
          <draw:frame draw:style-name="gr84" draw:text-style-name="P1" draw:layer="layout" svg:width="4.464cm" svg:height="0.683cm" svg:x="2.87cm" svg:y="2.162cm">
            <draw:text-box>
              <text:p><text:span text:style-name="T1">id_analyse_cholesterol</text:span></text:p>
            </draw:text-box>
          </draw:frame>
          <draw:frame draw:style-name="gr100" draw:text-style-name="P2" draw:layer="layout" svg:width="3.685cm" svg:height="0.683cm" svg:x="2.87cm" svg:y="2.746cm">
            <draw:text-box>
              <text:p><text:span text:style-name="T2">cholesterol_total</text:span></text:p>
            </draw:text-box>
          </draw:frame>
          <draw:frame draw:style-name="gr101" draw:text-style-name="P2" draw:layer="layout" svg:width="4.248cm" svg:height="0.683cm" svg:x="2.87cm" svg:y="3.331cm">
            <draw:text-box>
              <text:p text:style-name="P3"><text:span text:style-name="T2">cholesterol_unite</text:span></text:p>
            </draw:text-box>
          </draw:frame>
          <draw:frame draw:style-name="gr102" draw:text-style-name="P2" draw:layer="layout" svg:width="3.425cm" svg:height="0.683cm" svg:x="2.87cm" svg:y="3.915cm">
            <draw:text-box>
              <text:p text:style-name="P3"><text:span text:style-name="T2">cholesterol_ldl</text:span></text:p>
            </draw:text-box>
          </draw:frame>
          <draw:frame draw:style-name="gr103" draw:text-style-name="P2" draw:layer="layout" svg:width="5.655cm" svg:height="0.683cm" svg:x="2.87cm" svg:y="4.5cm">
            <draw:text-box>
              <text:p text:style-name="P3"><text:span text:style-name="T2">cholesterol_hdl</text:span></text:p>
            </draw:text-box>
          </draw:frame>
          <draw:frame draw:style-name="gr104" draw:text-style-name="P2" draw:layer="layout" svg:width="3.75cm" svg:height="0.683cm" svg:x="2.87cm" svg:y="5.084cm">
            <draw:text-box>
              <text:p text:style-name="P3"><text:span text:style-name="T2">triglycerides</text:span></text:p>
            </draw:text-box>
          </draw:frame>
          <draw:frame draw:style-name="gr105" draw:text-style-name="P2" draw:layer="layout" svg:width="4.313cm" svg:height="0.683cm" svg:x="2.87cm" svg:y="5.669cm">
            <draw:text-box>
              <text:p text:style-name="P3"><text:span text:style-name="T2">triglycerides_unite</text:span></text:p>
            </draw:text-box>
          </draw:frame>
          <draw:frame draw:style-name="gr132" draw:text-style-name="P2" draw:layer="layout" svg:width="6.326cm" svg:height="0.683cm" svg:x="2.871cm" svg:y="6.284cm">
            <draw:text-box>
              <text:p text:style-name="P3"><text:span text:style-name="T2">interpretation_analyse cholesterol</text:span></text:p>
            </draw:text-box>
          </draw:frame>
          <draw:frame draw:style-name="gr133" draw:text-style-name="P2" draw:layer="layout" svg:width="6.412cm" svg:height="0.683cm" svg:x="2.871cm" svg:y="6.869cm">
            <draw:text-box>
              <text:p text:style-name="P3"><text:span text:style-name="T2">commentaire_analyse_cholesterol</text:span></text:p>
            </draw:text-box>
          </draw:frame>
          <draw:frame draw:style-name="gr134" draw:text-style-name="P2" draw:layer="layout" svg:width="5.114cm" svg:height="0.683cm" svg:x="2.872cm" svg:y="7.47cm">
            <draw:text-box>
              <text:p text:style-name="P3"><text:span text:style-name="T2">statut_analyse_cholesterol</text:span></text:p>
            </draw:text-box>
          </draw:frame>
          <draw:g draw:style-name="gr1">
            <draw:custom-shape draw:style-name="gr135" draw:text-style-name="P6" draw:layer="layout" svg:width="6.38cm" svg:height="7.567cm" svg:x="2.875cm" svg:y="1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6" draw:layer="layout" svg:x1="2.875cm" svg:y1="2.147cm" svg:x2="9.255cm" svg:y2="2.147cm">
              <text:p/>
            </draw:line>
          </draw:g>
          <draw:frame draw:style-name="gr78" draw:text-style-name="P18" draw:layer="layout" svg:width="6.35cm" svg:height="0.683cm" svg:x="2.905cm" svg:y="1.463cm">
            <draw:text-box>
              <text:p text:style-name="P4"><text:span text:style-name="T8">analyse_cholesterol</text:span></text:p>
            </draw:text-box>
          </draw:frame>
          <draw:frame draw:style-name="gr134" draw:text-style-name="P2" draw:layer="layout" svg:width="5.114cm" svg:height="0.683cm" svg:x="2.872cm" svg:y="8.071cm">
            <draw:text-box>
              <text:p text:style-name="P3"><text:span text:style-name="T2">date_analyse_cholesterol</text:span></text:p>
            </draw:text-box>
          </draw:frame>
        </draw:g>
        <draw:g draw:style-name="gr1">
          <draw:frame draw:style-name="gr124" draw:text-style-name="P1" draw:layer="layout" svg:width="3.923cm" svg:height="0.683cm" svg:x="2.47cm" svg:y="9.862cm">
            <draw:text-box>
              <text:p><text:span text:style-name="T1">id_analyse_glucose</text:span></text:p>
            </draw:text-box>
          </draw:frame>
          <draw:frame draw:style-name="gr100" draw:text-style-name="P2" draw:layer="layout" svg:width="3.685cm" svg:height="0.683cm" svg:x="2.47cm" svg:y="10.446cm">
            <draw:text-box>
              <text:p><text:span text:style-name="T2">glucose</text:span></text:p>
            </draw:text-box>
          </draw:frame>
          <draw:frame draw:style-name="gr101" draw:text-style-name="P2" draw:layer="layout" svg:width="4.248cm" svg:height="0.683cm" svg:x="2.47cm" svg:y="11.031cm">
            <draw:text-box>
              <text:p><text:span text:style-name="T2">glucose_unite</text:span></text:p>
            </draw:text-box>
          </draw:frame>
          <draw:frame draw:style-name="gr136" draw:text-style-name="P2" draw:layer="layout" svg:width="5.893cm" svg:height="0.683cm" svg:x="2.47cm" svg:y="11.615cm">
            <draw:text-box>
              <text:p text:style-name="P3"><text:span text:style-name="T2">interpretation_analyse_glucose</text:span></text:p>
            </draw:text-box>
          </draw:frame>
          <draw:frame draw:style-name="gr137" draw:text-style-name="P2" draw:layer="layout" svg:width="5.871cm" svg:height="0.683cm" svg:x="2.47cm" svg:y="12.216cm">
            <draw:text-box>
              <text:p text:style-name="P3"><text:span text:style-name="T2">commentaire_analyse_glucose</text:span></text:p>
            </draw:text-box>
          </draw:frame>
          <draw:frame draw:style-name="gr138" draw:text-style-name="P2" draw:layer="layout" svg:width="4.573cm" svg:height="0.683cm" svg:x="2.47cm" svg:y="12.817cm">
            <draw:text-box>
              <text:p><text:span text:style-name="T2">statut_analyse_glucose</text:span></text:p>
            </draw:text-box>
          </draw:frame>
          <draw:g draw:style-name="gr1">
            <draw:custom-shape draw:style-name="gr139" draw:text-style-name="P6" draw:layer="layout" svg:width="6.063cm" svg:height="5.08cm" svg:x="2.557cm" svg:y="9.2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6" draw:layer="layout" svg:x1="2.557cm" svg:y1="9.95cm" svg:x2="8.62cm" svg:y2="9.95cm">
              <text:p/>
            </draw:line>
          </draw:g>
          <draw:frame draw:style-name="gr140" draw:text-style-name="P14" draw:layer="layout" svg:width="6.033cm" svg:height="0.683cm" svg:x="2.587cm" svg:y="9.263cm">
            <draw:text-box>
              <text:p text:style-name="P4"><text:span text:style-name="T3">analyse_gl</text:span><text:span text:style-name="T3">ucose</text:span></text:p>
            </draw:text-box>
          </draw:frame>
          <draw:frame draw:style-name="gr138" draw:text-style-name="P2" draw:layer="layout" svg:width="4.573cm" svg:height="0.683cm" svg:x="2.471cm" svg:y="13.418cm">
            <draw:text-box>
              <text:p text:style-name="P3"><text:span text:style-name="T2">date_analyse_glucose</text:span></text:p>
            </draw:text-box>
          </draw:frame>
        </draw:g>
        <draw:g draw:style-name="gr1">
          <draw:frame draw:style-name="gr125" draw:text-style-name="P1" draw:layer="layout" svg:width="4.811cm" svg:height="0.683cm" svg:x="2.47cm" svg:y="15.263cm">
            <draw:text-box>
              <text:p><text:span text:style-name="T1">id_analyse_he</text:span><text:span text:style-name="T1">moglobine</text:span></text:p>
            </draw:text-box>
          </draw:frame>
          <draw:frame draw:style-name="gr100" draw:text-style-name="P2" draw:layer="layout" svg:width="3.685cm" svg:height="0.683cm" svg:x="2.47cm" svg:y="15.847cm">
            <draw:text-box>
              <text:p><text:span text:style-name="T2">hemoglobine</text:span></text:p>
            </draw:text-box>
          </draw:frame>
          <draw:frame draw:style-name="gr101" draw:text-style-name="P2" draw:layer="layout" svg:width="4.248cm" svg:height="0.683cm" svg:x="2.47cm" svg:y="16.432cm">
            <draw:text-box>
              <text:p><text:span text:style-name="T2">hemoglobine_un</text:span><text:span text:style-name="T2">ite</text:span></text:p>
            </draw:text-box>
          </draw:frame>
          <draw:frame draw:style-name="gr112" draw:text-style-name="P2" draw:layer="layout" svg:width="6.781cm" svg:height="0.683cm" svg:x="2.47cm" svg:y="17.016cm">
            <draw:text-box>
              <text:p text:style-name="P3"><text:span text:style-name="T2">interpretation_analyse_hemoglobine</text:span></text:p>
            </draw:text-box>
          </draw:frame>
          <draw:frame draw:style-name="gr141" draw:text-style-name="P2" draw:layer="layout" svg:width="6.759cm" svg:height="0.683cm" svg:x="2.47cm" svg:y="17.617cm">
            <draw:text-box>
              <text:p text:style-name="P3"><text:span text:style-name="T2">commentaire_analyse_hemoglobine</text:span></text:p>
            </draw:text-box>
          </draw:frame>
          <draw:frame draw:style-name="gr142" draw:text-style-name="P2" draw:layer="layout" svg:width="5.46cm" svg:height="0.683cm" svg:x="2.47cm" svg:y="18.218cm">
            <draw:text-box>
              <text:p text:style-name="P3"><text:span text:style-name="T2">statut_analyse_hemoglobine</text:span></text:p>
            </draw:text-box>
          </draw:frame>
          <draw:g draw:style-name="gr1">
            <draw:custom-shape draw:style-name="gr143" draw:text-style-name="P6" draw:layer="layout" svg:width="6.698cm" svg:height="4.92cm" svg:x="2.557cm" svg:y="14.5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6" draw:layer="layout" svg:x1="2.557cm" svg:y1="15.277cm" svg:x2="9.255cm" svg:y2="15.277cm">
              <text:p/>
            </draw:line>
          </draw:g>
          <draw:frame draw:style-name="gr144" draw:text-style-name="P14" draw:layer="layout" svg:width="6.668cm" svg:height="0.683cm" svg:x="2.587cm" svg:y="14.564cm">
            <draw:text-box>
              <text:p text:style-name="P4"><text:span text:style-name="T3">analyse_hemoglobin</text:span><text:span text:style-name="T3">e</text:span></text:p>
            </draw:text-box>
          </draw:frame>
          <draw:frame draw:style-name="gr142" draw:text-style-name="P2" draw:layer="layout" svg:width="5.46cm" svg:height="0.683cm" svg:x="2.47cm" svg:y="18.819cm">
            <draw:text-box>
              <text:p text:style-name="P3"><text:span text:style-name="T2">date_analyse_hemoglobine</text:span></text:p>
            </draw:text-box>
          </draw:frame>
        </draw:g>
        <draw:g draw:style-name="gr1">
          <draw:frame draw:style-name="gr84" draw:text-style-name="P1" draw:layer="layout" svg:width="4.464cm" svg:height="0.683cm" svg:x="2.87cm" svg:y="21.264cm">
            <draw:text-box>
              <text:p><text:span text:style-name="T1">id</text:span><text:span text:style-name="T1">_</text:span><text:span text:style-name="T1">a</text:span><text:span text:style-name="T1">n</text:span><text:span text:style-name="T1">al</text:span><text:span text:style-name="T1">y</text:span><text:span text:style-name="T1">s</text:span><text:span text:style-name="T1">e</text:span><text:span text:style-name="T1">_</text:span><text:span text:style-name="T1">vi</text:span><text:span text:style-name="T1">ta</text:span><text:span text:style-name="T1">m</text:span><text:span text:style-name="T1">in</text:span><text:span text:style-name="T1">e</text:span><text:span text:style-name="T1">_</text:span><text:span text:style-name="T1">d</text:span></text:p>
            </draw:text-box>
          </draw:frame>
          <draw:frame draw:style-name="gr100" draw:text-style-name="P2" draw:layer="layout" svg:width="3.685cm" svg:height="0.683cm" svg:x="2.87cm" svg:y="21.848cm">
            <draw:text-box>
              <text:p><text:span text:style-name="T2">vitamine_d</text:span></text:p>
            </draw:text-box>
          </draw:frame>
          <draw:frame draw:style-name="gr101" draw:text-style-name="P2" draw:layer="layout" svg:width="4.248cm" svg:height="0.683cm" svg:x="2.87cm" svg:y="22.433cm">
            <draw:text-box>
              <text:p><text:span text:style-name="T2">vitamine_d_unite</text:span></text:p>
            </draw:text-box>
          </draw:frame>
          <draw:frame draw:style-name="gr145" draw:text-style-name="P2" draw:layer="layout" svg:width="6.434cm" svg:height="0.683cm" svg:x="2.87cm" svg:y="23.017cm">
            <draw:text-box>
              <text:p text:style-name="P3"><text:span text:style-name="T2">interpretation_analyse_vitamine_d</text:span></text:p>
            </draw:text-box>
          </draw:frame>
          <draw:frame draw:style-name="gr133" draw:text-style-name="P2" draw:layer="layout" svg:width="6.412cm" svg:height="0.683cm" svg:x="2.87cm" svg:y="23.618cm">
            <draw:text-box>
              <text:p text:style-name="P3"><text:span text:style-name="T2">commentaire_analyse_vitamine_d</text:span></text:p>
            </draw:text-box>
          </draw:frame>
          <draw:frame draw:style-name="gr117" draw:text-style-name="P2" draw:layer="layout" svg:width="5.2cm" svg:height="0.683cm" svg:x="2.871cm" svg:y="24.219cm">
            <draw:text-box>
              <text:p text:style-name="P3"><text:span text:style-name="T2">statut_analyse_vitamine_d</text:span></text:p>
            </draw:text-box>
          </draw:frame>
          <draw:g draw:style-name="gr1">
            <draw:custom-shape draw:style-name="gr146" draw:text-style-name="P6" draw:layer="layout" svg:width="6.607cm" svg:height="5.103cm" svg:x="2.875cm" svg:y="20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6" draw:layer="layout" svg:x1="2.875cm" svg:y1="21.357cm" svg:x2="9.482cm" svg:y2="21.357cm">
              <text:p/>
            </draw:line>
          </draw:g>
          <draw:frame draw:style-name="gr147" draw:text-style-name="P14" draw:layer="layout" svg:width="6.667cm" svg:height="0.683cm" svg:x="2.905cm" svg:y="20.665cm">
            <draw:text-box>
              <text:p text:style-name="P4"><text:span text:style-name="T3">analyse_vitamine_d</text:span></text:p>
            </draw:text-box>
          </draw:frame>
          <draw:frame draw:style-name="gr117" draw:text-style-name="P2" draw:layer="layout" svg:width="5.2cm" svg:height="0.683cm" svg:x="2.871cm" svg:y="24.82cm">
            <draw:text-box>
              <text:p text:style-name="P3"><text:span text:style-name="T2">date_analyse_vitamine_d</text:span></text:p>
            </draw:text-box>
          </draw:frame>
        </draw:g>
        <draw:g draw:style-name="gr1">
          <draw:custom-shape draw:style-name="gr87" draw:text-style-name="P6" draw:layer="layout" svg:width="2.222cm" svg:height="1.587cm" svg:x="10.207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10.22cm" svg:y1="0.999cm" svg:x2="12.404cm" svg:y2="0.999cm">
            <text:p/>
          </draw:line>
          <draw:frame draw:style-name="gr24" draw:text-style-name="P19" draw:layer="layout" svg:width="2.223cm" svg:height="0.683cm" svg:x="10.207cm" svg:y="0.364cm">
            <draw:text-box>
              <text:p text:style-name="P12"><text:span text:style-name="T7">analyser</text:span></text:p>
            </draw:text-box>
          </draw:frame>
        </draw:g>
        <draw:line draw:style-name="gr88" draw:text-style-name="P6" draw:layer="layout" svg:x1="13.7cm" svg:y1="0cm" svg:x2="13.7cm" svg:y2="1cm">
          <text:p/>
        </draw:line>
        <draw:line draw:style-name="gr88" draw:text-style-name="P6" draw:layer="layout" svg:x1="13.7cm" svg:y1="1cm" svg:x2="12.43cm" svg:y2="1cm">
          <text:p/>
        </draw:line>
        <draw:line draw:style-name="gr88" draw:text-style-name="P6" draw:layer="layout" svg:x1="11.16cm" svg:y1="1.952cm" svg:x2="11.16cm" svg:y2="21.215cm">
          <text:p/>
        </draw:line>
        <draw:line draw:style-name="gr88" draw:text-style-name="P6" draw:layer="layout" svg:x1="9.255cm" svg:y1="3.222cm" svg:x2="11.16cm" svg:y2="3.222cm">
          <text:p/>
        </draw:line>
        <draw:line draw:style-name="gr88" draw:text-style-name="P6" draw:layer="layout" svg:x1="8.62cm" svg:y1="9.89cm" svg:x2="11.16cm" svg:y2="9.89cm">
          <text:p/>
        </draw:line>
        <draw:line draw:style-name="gr88" draw:text-style-name="P6" draw:layer="layout" svg:x1="9.255cm" svg:y1="15.052cm" svg:x2="11.16cm" svg:y2="15.052cm">
          <text:p/>
        </draw:line>
        <draw:line draw:style-name="gr88" draw:text-style-name="P6" draw:layer="layout" svg:x1="9.49cm" svg:y1="21.215cm" svg:x2="11.16cm" svg:y2="21.215cm">
          <text:p/>
        </draw:line>
        <draw:frame draw:style-name="gr89" draw:text-style-name="P16" draw:layer="layout" svg:width="1.043cm" svg:height="0.683cm" svg:x="2.032cm" svg:y="2.857cm">
          <draw:text-box>
            <text:p><text:span text:style-name="T7">1,1</text:span></text:p>
          </draw:text-box>
        </draw:frame>
        <draw:frame draw:style-name="gr89" draw:text-style-name="P16" draw:layer="layout" svg:width="1.043cm" svg:height="0.683cm" svg:x="9.482cm" svg:y="20.58cm">
          <draw:text-box>
            <text:p><text:span text:style-name="T7">1,1</text:span></text:p>
          </draw:text-box>
        </draw:frame>
        <draw:frame draw:style-name="gr89" draw:text-style-name="P16" draw:layer="layout" svg:width="1.043cm" svg:height="0.683cm" svg:x="9.255cm" svg:y="14.417cm">
          <draw:text-box>
            <text:p><text:span text:style-name="T7">1,1</text:span></text:p>
          </draw:text-box>
        </draw:frame>
        <draw:frame draw:style-name="gr89" draw:text-style-name="P16" draw:layer="layout" svg:width="1.043cm" svg:height="0.683cm" svg:x="8.62cm" svg:y="9.255cm">
          <draw:text-box>
            <text:p><text:span text:style-name="T7">1,1</text:span></text:p>
          </draw:text-box>
        </draw:frame>
        <draw:g draw:style-name="gr1">
          <draw:custom-shape draw:style-name="gr87" draw:text-style-name="P6" draw:layer="layout" svg:width="2.222cm" svg:height="1.587cm" svg:x="12.612cm" svg:y="13.0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12.625cm" svg:y1="13.682cm" svg:x2="14.809cm" svg:y2="13.682cm">
            <text:p/>
          </draw:line>
          <draw:frame draw:style-name="gr24" draw:text-style-name="P17" draw:layer="layout" svg:width="2.223cm" svg:height="0.683cm" svg:x="12.612cm" svg:y="13.047cm">
            <draw:text-box>
              <text:p text:style-name="P12"><text:span text:style-name="T7">réaliser</text:span></text:p>
            </draw:text-box>
          </draw:frame>
        </draw:g>
        <draw:g draw:style-name="gr1">
          <draw:custom-shape draw:style-name="gr94" draw:text-style-name="P6" draw:layer="layout" svg:width="2.539cm" svg:height="1.587cm" svg:x="0.265cm" svg:y="0.6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0.28cm" svg:y1="1.317cm" svg:x2="2.775cm" svg:y2="1.317cm">
            <text:p/>
          </draw:line>
          <draw:frame draw:style-name="gr90" draw:text-style-name="P17" draw:layer="layout" svg:width="2.54cm" svg:height="1.115cm" svg:x="0.265cm" svg:y="0.682cm">
            <draw:text-box>
              <text:p text:style-name="P12"><text:span text:style-name="T7">concerner</text:span></text:p>
            </draw:text-box>
          </draw:frame>
        </draw:g>
        <draw:line draw:style-name="gr88" draw:text-style-name="P6" draw:layer="layout" svg:x1="15.687cm" svg:y1="13.7cm" svg:x2="14.834cm" svg:y2="13.7cm">
          <text:p/>
        </draw:line>
        <draw:frame draw:style-name="gr89" draw:text-style-name="P16" draw:layer="layout" svg:width="1.043cm" svg:height="0.683cm" svg:x="14.644cm" svg:y="13.065cm">
          <draw:text-box>
            <text:p><text:span text:style-name="T7">0,n</text:span></text:p>
          </draw:text-box>
        </draw:frame>
        <draw:line draw:style-name="gr88" draw:text-style-name="P6" draw:layer="layout" svg:x1="13.882cm" svg:y1="13.065cm" svg:x2="13.882cm" svg:y2="5.127cm">
          <text:p/>
        </draw:line>
        <draw:line draw:style-name="gr88" draw:text-style-name="P6" draw:layer="layout" svg:x1="13.882cm" svg:y1="5.127cm" svg:x2="9.255cm" svg:y2="5.127cm">
          <text:p/>
        </draw:line>
        <draw:frame draw:style-name="gr89" draw:text-style-name="P16" draw:layer="layout" svg:width="1.043cm" svg:height="0.683cm" svg:x="9.255cm" svg:y="4.444cm">
          <draw:text-box>
            <text:p><text:span text:style-name="T7">1,1</text:span></text:p>
          </draw:text-box>
        </draw:frame>
        <draw:line draw:style-name="gr88" draw:text-style-name="P6" draw:layer="layout" svg:x1="13.882cm" svg:y1="11.16cm" svg:x2="8.62cm" svg:y2="11.16cm">
          <text:p/>
        </draw:line>
        <draw:frame draw:style-name="gr89" draw:text-style-name="P16" draw:layer="layout" svg:width="1.043cm" svg:height="0.683cm" svg:x="8.62cm" svg:y="10.477cm">
          <draw:text-box>
            <text:p><text:span text:style-name="T7">1,1</text:span></text:p>
          </draw:text-box>
        </draw:frame>
        <draw:line draw:style-name="gr88" draw:text-style-name="P6" draw:layer="layout" svg:x1="13.882cm" svg:y1="22.385cm" svg:x2="13.882cm" svg:y2="14.652cm">
          <text:p/>
        </draw:line>
        <draw:line draw:style-name="gr88" draw:text-style-name="P6" draw:layer="layout" svg:x1="13.882cm" svg:y1="16.222cm" svg:x2="9.255cm" svg:y2="16.222cm">
          <text:p/>
        </draw:line>
        <draw:frame draw:style-name="gr89" draw:text-style-name="P16" draw:layer="layout" svg:width="1.043cm" svg:height="0.683cm" svg:x="9.255cm" svg:y="15.539cm">
          <draw:text-box>
            <text:p><text:span text:style-name="T7">1,</text:span><text:span text:style-name="T7">1</text:span></text:p>
          </draw:text-box>
        </draw:frame>
        <draw:line draw:style-name="gr88" draw:text-style-name="P6" draw:layer="layout" svg:x1="13.882cm" svg:y1="22.385cm" svg:x2="9.472cm" svg:y2="22.385cm">
          <text:p/>
        </draw:line>
        <draw:frame draw:style-name="gr89" draw:text-style-name="P16" draw:layer="layout" svg:width="1.043cm" svg:height="0.683cm" svg:x="9.472cm" svg:y="21.802cm">
          <draw:text-box>
            <text:p><text:span text:style-name="T7">1,1</text:span></text:p>
          </draw:text-box>
        </draw:frame>
        <draw:g draw:style-name="gr1">
          <draw:custom-shape draw:style-name="gr148" draw:text-style-name="P6" draw:layer="layout" svg:width="4.126cm" svg:height="2.222cm" svg:x="10.207cm" svg:y="25.3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10.207cm" svg:y1="26.443cm" svg:x2="14.333cm" svg:y2="26.452cm">
            <text:p/>
          </draw:line>
          <draw:frame draw:style-name="gr149" draw:text-style-name="P17" draw:layer="layout" svg:width="4.128cm" svg:height="2.166cm" svg:x="10.207cm" svg:y="25.36cm">
            <draw:text-box>
              <text:p text:style-name="P12"><text:span text:style-name="T7">Valider techniquement</text:span></text:p>
            </draw:text-box>
          </draw:frame>
        </draw:g>
        <draw:line draw:style-name="gr88" draw:text-style-name="P6" draw:layer="layout" svg:x1="15.41cm" svg:y1="26.43cm" svg:x2="14.302cm" svg:y2="26.43cm">
          <text:p/>
        </draw:line>
        <draw:frame draw:style-name="gr89" draw:text-style-name="P16" draw:layer="layout" svg:width="1.043cm" svg:height="0.683cm" svg:x="14.335cm" svg:y="25.747cm">
          <draw:text-box>
            <text:p><text:span text:style-name="T7">0,n</text:span></text:p>
          </draw:text-box>
        </draw:frame>
        <draw:line draw:style-name="gr88" draw:text-style-name="P6" draw:layer="layout" svg:x1="12.112cm" svg:y1="25.36cm" svg:x2="12.112cm" svg:y2="6.715cm">
          <text:p/>
        </draw:line>
        <draw:line draw:style-name="gr88" draw:text-style-name="P6" draw:layer="layout" svg:x1="12.112cm" svg:y1="6.715cm" svg:x2="9.255cm" svg:y2="6.715cm">
          <text:p/>
        </draw:line>
        <draw:line draw:style-name="gr88" draw:text-style-name="P6" draw:layer="layout" svg:x1="12.112cm" svg:y1="17.357cm" svg:x2="9.255cm" svg:y2="17.357cm">
          <text:p/>
        </draw:line>
        <draw:line draw:style-name="gr88" draw:text-style-name="P6" draw:layer="layout" svg:x1="12.112cm" svg:y1="23.437cm" svg:x2="9.49cm" svg:y2="23.442cm">
          <text:p/>
        </draw:line>
        <draw:frame draw:style-name="gr89" draw:text-style-name="P16" draw:layer="layout" svg:width="1.043cm" svg:height="0.683cm" svg:x="9.255cm" svg:y="6.032cm">
          <draw:text-box>
            <text:p><text:span text:style-name="T7">1,1</text:span></text:p>
          </draw:text-box>
        </draw:frame>
        <draw:frame draw:style-name="gr89" draw:text-style-name="P16" draw:layer="layout" svg:width="1.043cm" svg:height="0.683cm" svg:x="8.62cm" svg:y="11.747cm">
          <draw:text-box>
            <text:p><text:span text:style-name="T7">1,1</text:span></text:p>
          </draw:text-box>
        </draw:frame>
        <draw:frame draw:style-name="gr89" draw:text-style-name="P16" draw:layer="layout" svg:width="1.043cm" svg:height="0.683cm" svg:x="9.255cm" svg:y="16.692cm">
          <draw:text-box>
            <text:p><text:span text:style-name="T7">1,1</text:span></text:p>
          </draw:text-box>
        </draw:frame>
        <draw:frame draw:style-name="gr89" draw:text-style-name="P16" draw:layer="layout" svg:width="1.043cm" svg:height="0.683cm" svg:x="9.482cm" svg:y="22.802cm">
          <draw:text-box>
            <text:p><text:span text:style-name="T7">1,1</text:span></text:p>
          </draw:text-box>
        </draw:frame>
        <draw:line draw:style-name="gr88" draw:text-style-name="P6" draw:layer="layout" svg:x1="8.62cm" svg:y1="12.43cm" svg:x2="12.112cm" svg:y2="12.43cm">
          <text:p/>
        </draw:line>
        <draw:g draw:style-name="gr1">
          <draw:custom-shape draw:style-name="gr150" draw:text-style-name="P6" draw:layer="layout" svg:width="2.54cm" svg:height="1.905cm" svg:x="11.795cm" svg:y="2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6" draw:layer="layout" svg:x1="11.795cm" svg:y1="3.355cm" svg:x2="14.335cm" svg:y2="3.359cm">
            <text:p/>
          </draw:line>
          <draw:frame draw:style-name="gr151" draw:text-style-name="P19" draw:layer="layout" svg:width="3.493cm" svg:height="1.039cm" svg:x="11.377cm" svg:y="2.27cm">
            <draw:text-box>
              <text:p text:style-name="P12"><text:span text:style-name="T9">Valider logiquement</text:span></text:p>
            </draw:text-box>
          </draw:frame>
        </draw:g>
        <draw:line draw:style-name="gr91" draw:text-style-name="P6" draw:layer="layout" svg:x1="13.582cm" svg:y1="1.952cm" svg:x2="14.905cm" svg:y2="1.952cm">
          <text:p text:style-name="P4"><text:s text:c="4"/></text:p>
        </draw:line>
        <draw:line draw:style-name="gr88" draw:text-style-name="P6" draw:layer="layout" svg:x1="13.582cm" svg:y1="1.952cm" svg:x2="13.582cm" svg:y2="2.356cm">
          <text:p/>
        </draw:line>
        <draw:frame draw:style-name="gr89" draw:text-style-name="P16" draw:layer="layout" svg:width="1.043cm" svg:height="0.683cm" svg:x="13.962cm" svg:y="1.369cm">
          <draw:text-box>
            <text:p><text:span text:style-name="T7">0,n</text:span></text:p>
          </draw:text-box>
        </draw:frame>
        <draw:line draw:style-name="gr88" draw:text-style-name="P6" draw:layer="layout" svg:x1="12.447cm" svg:y1="24.39cm" svg:x2="12.447cm" svg:y2="4.044cm">
          <text:p/>
        </draw:line>
        <draw:line draw:style-name="gr88" draw:text-style-name="P6" draw:layer="layout" svg:x1="9.255cm" svg:y1="7.985cm" svg:x2="12.43cm" svg:y2="7.985cm">
          <text:p/>
        </draw:line>
        <draw:frame draw:style-name="gr89" draw:text-style-name="P16" draw:layer="layout" svg:width="1.043cm" svg:height="0.683cm" svg:x="9.255cm" svg:y="7.35cm">
          <draw:text-box>
            <text:p><text:span text:style-name="T7">1,1</text:span></text:p>
          </draw:text-box>
        </draw:frame>
        <draw:line draw:style-name="gr88" draw:text-style-name="P6" draw:layer="layout" svg:x1="8.62cm" svg:y1="13.382cm" svg:x2="12.43cm" svg:y2="13.382cm">
          <text:p/>
        </draw:line>
        <draw:frame draw:style-name="gr89" draw:text-style-name="P16" draw:layer="layout" svg:width="1.043cm" svg:height="0.683cm" svg:x="8.62cm" svg:y="12.699cm">
          <draw:text-box>
            <text:p><text:span text:style-name="T7">1,1</text:span></text:p>
          </draw:text-box>
        </draw:frame>
        <draw:line draw:style-name="gr88" draw:text-style-name="P6" draw:layer="layout" svg:x1="9.255cm" svg:y1="18.427cm" svg:x2="12.43cm" svg:y2="18.427cm">
          <text:p/>
        </draw:line>
        <draw:frame draw:style-name="gr89" draw:text-style-name="P16" draw:layer="layout" svg:width="1.043cm" svg:height="0.683cm" svg:x="9.255cm" svg:y="17.744cm">
          <draw:text-box>
            <text:p><text:span text:style-name="T7">1,1</text:span></text:p>
          </draw:text-box>
        </draw:frame>
        <draw:line draw:style-name="gr88" draw:text-style-name="P6" draw:layer="layout" svg:x1="9.49cm" svg:y1="24.39cm" svg:x2="12.447cm" svg:y2="24.39cm">
          <text:p/>
        </draw:line>
        <draw:frame draw:style-name="gr89" draw:text-style-name="P16" draw:layer="layout" svg:width="1.043cm" svg:height="0.683cm" svg:x="9.482cm" svg:y="23.707cm">
          <draw:text-box>
            <text:p><text:span text:style-name="T7">1,1</text:span></text:p>
          </draw:text-box>
        </draw:frame>
        <draw:line draw:style-name="gr88" draw:text-style-name="P6" draw:layer="layout" svg:x1="1.535cm" svg:y1="0.683cm" svg:x2="1.535cm" svg:y2="0.004cm">
          <text:p/>
        </draw:line>
        <draw:line draw:style-name="gr88" draw:text-style-name="P6" draw:layer="layout" svg:x1="1.517cm" svg:y1="2.27cm" svg:x2="1.517cm" svg:y2="21.955cm">
          <text:p/>
        </draw:line>
        <draw:line draw:style-name="gr88" draw:text-style-name="P6" draw:layer="layout" svg:x1="1.517cm" svg:y1="3.54cm" svg:x2="2.905cm" svg:y2="3.54cm">
          <text:p/>
        </draw:line>
        <draw:frame draw:style-name="gr89" draw:text-style-name="P16" draw:layer="layout" svg:width="1.043cm" svg:height="0.683cm" svg:x="9.256cm" svg:y="2.588cm">
          <draw:text-box>
            <text:p><text:span text:style-name="T7">1,1</text:span></text:p>
          </draw:text-box>
        </draw:frame>
        <draw:line draw:style-name="gr88" draw:text-style-name="P6" draw:layer="layout" svg:x1="1.517cm" svg:y1="10.525cm" svg:x2="2.557cm" svg:y2="10.525cm">
          <text:p/>
        </draw:line>
        <draw:frame draw:style-name="gr89" draw:text-style-name="P16" draw:layer="layout" svg:width="1.043cm" svg:height="0.683cm" svg:x="1.532cm" svg:y="9.842cm">
          <draw:text-box>
            <text:p><text:span text:style-name="T7">1,1</text:span></text:p>
          </draw:text-box>
        </draw:frame>
        <draw:line draw:style-name="gr88" draw:text-style-name="P6" draw:layer="layout" svg:x1="1.517cm" svg:y1="14.97cm" svg:x2="2.557cm" svg:y2="14.97cm">
          <text:p/>
        </draw:line>
        <draw:frame draw:style-name="gr89" draw:text-style-name="P16" draw:layer="layout" svg:width="1.043cm" svg:height="0.683cm" svg:x="1.605cm" svg:y="14.335cm">
          <draw:text-box>
            <text:p><text:span text:style-name="T7">1,1</text:span></text:p>
          </draw:text-box>
        </draw:frame>
        <draw:line draw:style-name="gr88" draw:text-style-name="P6" draw:layer="layout" svg:x1="1.517cm" svg:y1="21.915cm" svg:x2="2.905cm" svg:y2="21.915cm">
          <text:p/>
        </draw:line>
        <draw:frame draw:style-name="gr89" draw:text-style-name="P16" draw:layer="layout" svg:width="1.043cm" svg:height="0.683cm" svg:x="1.932cm" svg:y="21.267cm">
          <draw:text-box>
            <text:p><text:span text:style-name="T7">1,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23:32:57.959030969</meta:creation-date>
    <meta:editing-duration>PT4H5M3S</meta:editing-duration>
    <meta:editing-cycles>86</meta:editing-cycles>
    <meta:generator>LibreOffice/24.8.6.2$Linux_X86_64 LibreOffice_project/480$Build-2</meta:generator>
    <dc:date>2025-04-05T15:08:16.518679402</dc:date>
    <meta:print-date>2025-03-14T23:17:17.405863234</meta:print-date>
    <meta:printed-by>PDF files</meta:printed-by>
    <meta:document-statistic meta:object-count="425"/>
  </office:meta>
</office:document-meta>
</file>